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15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" style:family="table-cell" style:parent-style-name="Default" style:data-style-name="N36">
      <style:table-cell-properties style:rotation-align="none"/>
    </style:style>
    <style:style style:name="ce2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Normal_20_4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20_4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4" style:family="table-cell" style:parent-style-name="Normal_20_4">
      <style:table-cell-properties style:rotation-align="none"/>
    </style:style>
    <style:style style:name="ce6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8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9" style:family="table-cell" style:parent-style-name="Hyperlink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2016-2023 Ukraine Attacks on Health Care Incident Data" table:style-name="ta1">
        <table:table-column table:style-name="co1" table:number-columns-repeated="1024" table:default-cell-style-name="Default"/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Country ISO</text:p>
          </table:table-cell>
          <table:table-cell table:style-name="ce10" office:value-type="string" calcext:value-type="string">
            <text:p>Reported Perpetrator</text:p>
          </table:table-cell>
          <table:table-cell table:style-name="ce10" office:value-type="string" calcext:value-type="string">
            <text:p>Reported Perpetrator Name</text:p>
          </table:table-cell>
          <table:table-cell table:style-name="ce10" office:value-type="string" calcext:value-type="string">
            <text:p>Weapon Carried/Used</text:p>
          </table:table-cell>
          <table:table-cell table:style-name="ce10" office:value-type="string" calcext:value-type="string">
            <text:p>Number of Attacks on Health Facilities Reporting Destruction</text:p>
          </table:table-cell>
          <table:table-cell table:style-name="ce10" office:value-type="string" calcext:value-type="string">
            <text:p>Number of Attacks on Health Facilities Reporting Damaged</text:p>
          </table:table-cell>
          <table:table-cell table:style-name="ce10" office:value-type="string" calcext:value-type="string">
            <text:p>Forceful Entry into Health Facility</text:p>
          </table:table-cell>
          <table:table-cell table:style-name="ce10" office:value-type="string" calcext:value-type="string">
            <text:p>Occupation of Health Facility</text:p>
          </table:table-cell>
          <table:table-cell table:style-name="ce10" office:value-type="string" calcext:value-type="string">
            <text:p>Health Transportation Destroyed</text:p>
          </table:table-cell>
          <table:table-cell table:style-name="ce10" office:value-type="string" calcext:value-type="string">
            <text:p>Health Transportation Damaged</text:p>
          </table:table-cell>
          <table:table-cell table:style-name="ce10" office:value-type="string" calcext:value-type="string">
            <text:p>Health Transportation Stolen/Highjacked</text:p>
          </table:table-cell>
          <table:table-cell table:style-name="ce10" office:value-type="string" calcext:value-type="string">
            <text:p>Looting/Theft/Robbery/Burglary of Health Supplies</text:p>
          </table:table-cell>
          <table:table-cell table:style-name="ce10" office:value-type="string" calcext:value-type="string">
            <text:p>Access Denied or Obstructed</text:p>
          </table:table-cell>
          <table:table-cell table:style-name="ce10" office:value-type="string" calcext:value-type="string">
            <text:p>Health Workers Killed</text:p>
          </table:table-cell>
          <table:table-cell table:style-name="ce10" office:value-type="string" calcext:value-type="string">
            <text:p>Health Workers Injured</text:p>
          </table:table-cell>
          <table:table-cell table:style-name="ce10" office:value-type="string" calcext:value-type="string">
            <text:p>Health Workers Kidnapped</text:p>
          </table:table-cell>
          <table:table-cell table:style-name="ce10" office:value-type="string" calcext:value-type="string">
            <text:p>Health Workers Arrested</text:p>
          </table:table-cell>
          <table:table-cell table:style-name="ce10" office:value-type="string" calcext:value-type="string">
            <text:p>Known Kidnapping or Arrest Outcome</text:p>
          </table:table-cell>
          <table:table-cell table:style-name="ce10" office:value-type="string" calcext:value-type="string">
            <text:p>Health Workers Threatened</text:p>
          </table:table-cell>
          <table:table-cell table:style-name="ce10" office:value-type="string" calcext:value-type="string">
            <text:p>Health Workers Assaulted</text:p>
          </table:table-cell>
          <table:table-cell table:style-name="ce10" office:value-type="string" calcext:value-type="string">
            <text:p>Health Workers Sexually Assaulted</text:p>
          </table:table-cell>
          <table:table-cell table:style-name="ce10" office:value-type="string" calcext:value-type="string">
            <text:p>Reported Health Worker Profession</text:p>
          </table:table-cell>
          <table:table-cell table:style-name="ce10" office:value-type="string" calcext:value-type="string">
            <text:p>Health Workers Killed</text:p>
          </table:table-cell>
          <table:table-cell table:style-name="ce10" office:value-type="string" calcext:value-type="string">
            <text:p>International Health Workers Working Within The Aid System Kill</text:p>
          </table:table-cell>
          <table:table-cell table:style-name="ce10" office:value-type="string" calcext:value-type="string">
            <text:p>International Health Worker Outside The Aid Structure Killed</text:p>
          </table:table-cell>
          <table:table-cell table:style-name="ce10" office:value-type="string" calcext:value-type="string">
            <text:p>National Employees of International Aid Agencies Killed</text:p>
          </table:table-cell>
          <table:table-cell table:style-name="ce10" office:value-type="string" calcext:value-type="string">
            <text:p>National Employees of Local NGO Killed</text:p>
          </table:table-cell>
          <table:table-cell table:style-name="ce10" office:value-type="string" calcext:value-type="string">
            <text:p>Health Worker Working Within National Health Structure Killed</text:p>
          </table:table-cell>
          <table:table-cell table:style-name="ce10" office:value-type="string" calcext:value-type="string">
            <text:p>National Health Worker Working for Unspecified Health Provider </text:p>
          </table:table-cell>
          <table:table-cell table:style-name="ce10" office:value-type="string" calcext:value-type="string">
            <text:p>Health Workers Working for INGO, ICRC or UN Killed</text:p>
          </table:table-cell>
          <table:table-cell table:style-name="ce10" office:value-type="string" calcext:value-type="string">
            <text:p>Health Workers Working for LNGO, <text:s/>NGO or National Society of th</text:p>
          </table:table-cell>
          <table:table-cell table:style-name="ce10" office:value-type="string" calcext:value-type="string">
            <text:p>Health Workers Working for local health structure killed</text:p>
          </table:table-cell>
          <table:table-cell table:style-name="ce10" office:value-type="string" calcext:value-type="string">
            <text:p>Health Workers Killed In Captivity</text:p>
          </table:table-cell>
          <table:table-cell table:style-name="ce10" office:value-type="string" calcext:value-type="string">
            <text:p>Female Health Workers Killed</text:p>
          </table:table-cell>
          <table:table-cell table:style-name="ce10" office:value-type="string" calcext:value-type="string">
            <text:p>Male Health Workers Killed</text:p>
          </table:table-cell>
          <table:table-cell table:style-name="ce10" office:value-type="string" calcext:value-type="string">
            <text:p>Health Workers Injured</text:p>
          </table:table-cell>
          <table:table-cell table:style-name="ce10" office:value-type="string" calcext:value-type="string">
            <text:p>International Health Workers Working Within the Aid System Inju</text:p>
          </table:table-cell>
          <table:table-cell table:style-name="ce10" office:value-type="string" calcext:value-type="string">
            <text:p>International Health Worker Outside the Aid Structure Injured</text:p>
          </table:table-cell>
          <table:table-cell table:style-name="ce10" office:value-type="string" calcext:value-type="string">
            <text:p>National Employees of International Aid Agencies Injured</text:p>
          </table:table-cell>
          <table:table-cell table:style-name="ce10" office:value-type="string" calcext:value-type="string">
            <text:p>Health Worker Working Within National Health Structure Injured</text:p>
          </table:table-cell>
          <table:table-cell table:style-name="ce10" office:value-type="string" calcext:value-type="string">
            <text:p>National Health Worker Working For Unspecified Health Provider </text:p>
          </table:table-cell>
          <table:table-cell table:style-name="ce10" office:value-type="string" calcext:value-type="string">
            <text:p>Female Health Workers Injured</text:p>
          </table:table-cell>
          <table:table-cell table:style-name="ce10" office:value-type="string" calcext:value-type="string">
            <text:p>Male Health Workers Injured </text:p>
          </table:table-cell>
          <table:table-cell table:style-name="ce10" office:value-type="string" calcext:value-type="string">
            <text:p>Health Workers Kidnapped</text:p>
          </table:table-cell>
          <table:table-cell table:style-name="ce10" office:value-type="string" calcext:value-type="string">
            <text:p>International Health Workers Working Within the Aid System Kidn</text:p>
          </table:table-cell>
          <table:table-cell table:style-name="ce10" office:value-type="string" calcext:value-type="string">
            <text:p>International Health Worker Outside the Aid Structure Kidnapped</text:p>
          </table:table-cell>
          <table:table-cell table:style-name="ce10" office:value-type="string" calcext:value-type="string">
            <text:p>National Employees of International Aid Agencies Kidnapped</text:p>
          </table:table-cell>
          <table:table-cell table:style-name="ce10" office:value-type="string" calcext:value-type="string">
            <text:p>Health Worker Working Within National Health Structure Kidnappe</text:p>
          </table:table-cell>
          <table:table-cell table:style-name="ce10" office:value-type="string" calcext:value-type="string">
            <text:p>National Health Worker Working for Unspecified Health Provider </text:p>
          </table:table-cell>
          <table:table-cell table:style-name="ce10" office:value-type="string" calcext:value-type="string">
            <text:p>Female Health Workers Kidnapped</text:p>
          </table:table-cell>
          <table:table-cell table:style-name="ce10" office:value-type="string" calcext:value-type="string">
            <text:p>Male Health Workers Kidanpped</text:p>
          </table:table-cell>
          <table:table-cell table:style-name="ce10" office:value-type="string" calcext:value-type="string">
            <text:p>Health Workers Arrested</text:p>
          </table:table-cell>
          <table:table-cell table:style-name="ce10" office:value-type="string" calcext:value-type="string">
            <text:p>International Health Workers Working Within the Aid System Arre</text:p>
          </table:table-cell>
          <table:table-cell table:style-name="ce10" office:value-type="string" calcext:value-type="string">
            <text:p>International Health Worker Outside the Aid Structure Arrested </text:p>
          </table:table-cell>
          <table:table-cell table:style-name="ce10" office:value-type="string" calcext:value-type="string">
            <text:p>National Employees of International Aid Agencies Arrested or De</text:p>
          </table:table-cell>
          <table:table-cell table:style-name="ce10" office:value-type="string" calcext:value-type="string">
            <text:p>Health Worker Working Within National Health Structure Arrested</text:p>
          </table:table-cell>
          <table:table-cell table:style-name="ce10" office:value-type="string" calcext:value-type="string">
            <text:p>National Health Worker Working for Unspecified Health Provider </text:p>
          </table:table-cell>
          <table:table-cell table:style-name="ce10" office:value-type="string" calcext:value-type="string">
            <text:p>Female Health Workers Arrested or Detained</text:p>
          </table:table-cell>
          <table:table-cell table:style-name="ce10" office:value-type="string" calcext:value-type="string">
            <text:p>Male Health Workers Arrested or Detained</text:p>
          </table:table-cell>
          <table:table-cell table:style-name="ce10" office:value-type="string" calcext:value-type="string">
            <text:p>Conflict-Related Violence</text:p>
          </table:table-cell>
          <table:table-cell table:style-name="ce10" office:value-type="string" calcext:value-type="string">
            <text:p>Political-Related Violence</text:p>
          </table:table-cell>
          <table:table-cell table:style-name="ce10" office:value-type="string" calcext:value-type="string">
            <text:p>COVID-19-Related Violence</text:p>
          </table:table-cell>
          <table:table-cell table:style-name="ce10" office:value-type="string" calcext:value-type="string">
            <text:p>Ebola-Related Violence</text:p>
          </table:table-cell>
          <table:table-cell table:style-name="ce10" office:value-type="string" calcext:value-type="string">
            <text:p>Vaccination-Related Violence</text:p>
          </table:table-cell>
          <table:table-cell table:style-name="ce10" office:value-type="string" calcext:value-type="string">
            <text:p>SiND Event ID</text:p>
          </table:table-cell>
          <table:table-cell table:style-name="ce10" table:number-columns-repeated="957"/>
        </table:table-row>
        <table:table-row table:style-name="ro2">
          <table:table-cell table:style-name="ce5" office:value-type="string" calcext:value-type="string">
            <text:p>#date</text:p>
          </table:table-cell>
          <table:table-cell table:style-name="ce5" office:value-type="string" calcext:value-type="string">
            <text:p>#country +name</text:p>
          </table:table-cell>
          <table:table-cell table:style-name="ce5" office:value-type="string" calcext:value-type="string">
            <text:p>#country +ISO</text:p>
          </table:table-cell>
          <table:table-cell table:style-name="ce5" office:value-type="string" calcext:value-type="string">
            <text:p>#group +perp </text:p>
          </table:table-cell>
          <table:table-cell table:style-name="ce5" office:value-type="string" calcext:value-type="string">
            <text:p>#group +perp +name</text:p>
          </table:table-cell>
          <table:table-cell table:style-name="ce5" office:value-type="string" calcext:value-type="string">
            <text:p>#weapon</text:p>
          </table:table-cell>
          <table:table-cell table:style-name="ce5" office:value-type="string" calcext:value-type="string">
            <text:p>#indicator +health_facility +destroyed +num</text:p>
          </table:table-cell>
          <table:table-cell table:style-name="ce5" office:value-type="string" calcext:value-type="string">
            <text:p>#indicator +health_facility +damaged +num</text:p>
          </table:table-cell>
          <table:table-cell table:style-name="ce5" office:value-type="string" calcext:value-type="string">
            <text:p>#indicator +health_facility +armed_entry +num</text:p>
          </table:table-cell>
          <table:table-cell table:style-name="ce5" office:value-type="string" calcext:value-type="string">
            <text:p>#indicator +health_facility +occupy</text:p>
          </table:table-cell>
          <table:table-cell table:style-name="ce5" office:value-type="string" calcext:value-type="string">
            <text:p>#indicator +health_transport +destroyed +num</text:p>
          </table:table-cell>
          <table:table-cell table:style-name="ce5" office:value-type="string" calcext:value-type="string">
            <text:p>#indicator +health_transport +damaged +num</text:p>
          </table:table-cell>
          <table:table-cell table:style-name="ce5" office:value-type="string" calcext:value-type="string">
            <text:p>#indicator +health_transport +abducted +num</text:p>
          </table:table-cell>
          <table:table-cell table:style-name="ce5" office:value-type="string" calcext:value-type="string">
            <text:p>#indicator +health_supplies +taken +num</text:p>
          </table:table-cell>
          <table:table-cell table:style-name="ce5" office:value-type="string" calcext:value-type="string">
            <text:p>#indicator +health_obstruction</text:p>
          </table:table-cell>
          <table:table-cell table:style-name="ce5" office:value-type="string" calcext:value-type="string">
            <text:p>#affected +healthworker +killed</text:p>
          </table:table-cell>
          <table:table-cell table:style-name="ce5" office:value-type="string" calcext:value-type="string">
            <text:p>#affected +healthworker +injured</text:p>
          </table:table-cell>
          <table:table-cell table:style-name="ce5" office:value-type="string" calcext:value-type="string">
            <text:p>#affected +healthworker +arrested</text:p>
          </table:table-cell>
          <table:table-cell table:style-name="ce5" office:value-type="string" calcext:value-type="string">
            <text:p>#affected +healthworker +kidnapped</text:p>
          </table:table-cell>
          <table:table-cell table:style-name="ce5" office:value-type="string" calcext:value-type="string">
            <text:p>#affected +healthworker +assaulted</text:p>
          </table:table-cell>
          <table:table-cell table:style-name="ce5" office:value-type="string" calcext:value-type="string">
            <text:p>#affected +healthworker +threatened</text:p>
          </table:table-cell>
          <table:table-cell table:style-name="ce5" office:value-type="string" calcext:value-type="string">
            <text:p>#affected +healthworker +assaulted</text:p>
          </table:table-cell>
          <table:table-cell table:style-name="ce5" office:value-type="string" calcext:value-type="string">
            <text:p>#affected +healthworker +SGBV</text:p>
          </table:table-cell>
          <table:table-cell table:style-name="ce5" table:number-columns-repeated="1001"/>
        </table:table-row>
        <table:table-row table:style-name="ro3">
          <table:table-cell table:style-name="ce1" office:value-type="date" office:date-value="2016-03-01" calcext:value-type="date">
            <text:p>01/03/2016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Ukrain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514" calcext:value-type="float">
            <text:p>2051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6-11-25" calcext:value-type="date">
            <text:p>25/11/2016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Pro-Russian rebel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20706" calcext:value-type="float">
            <text:p>2070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6-11-25" calcext:value-type="date">
            <text:p>25/11/2016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onetsk People's Republic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13012" calcext:value-type="float">
            <text:p>1301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7-04-23" calcext:value-type="date">
            <text:p>23/04/2017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rmed Forces of Ukraine, Pro-Russian rebels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648" calcext:value-type="float">
            <text:p>2264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8-09-10" calcext:value-type="date">
            <text:p>10/09/2018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123" calcext:value-type="float">
            <text:p>3712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9-03-23" calcext:value-type="date">
            <text:p>23/03/2019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81" calcext:value-type="float">
            <text:p>3758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1-06-16" calcext:value-type="date">
            <text:p>16/06/202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973" calcext:value-type="float">
            <text:p>3497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1-06-21" calcext:value-type="date">
            <text:p>21/06/202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494" calcext:value-type="float">
            <text:p>2849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1-11-05" calcext:value-type="date">
            <text:p>05/11/202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Patient or Family</text:p>
          </table:table-cell>
          <table:table-cell office:value-type="string" calcext:value-type="string">
            <text:p>Demonstrators</text:p>
          </table:table-cell>
          <table:table-cell office:value-type="string" calcext:value-type="string">
            <text:p>Unarmed Perpetr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, 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098" calcext:value-type="float">
            <text:p>3009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1-11-13" calcext:value-type="date">
            <text:p>13/11/202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65" calcext:value-type="float">
            <text:p>3186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15" calcext:value-type="date">
            <text:p>15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Employee</text:p>
          </table:table-cell>
          <table:table-cell office:value-type="string" calcext:value-type="string">
            <text:p>Not Applicable - No Direct Violenc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792" calcext:value-type="float">
            <text:p>3779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4" calcext:value-type="date">
            <text:p>24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43" calcext:value-type="float">
            <text:p>3184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4" calcext:value-type="date">
            <text:p>24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395" calcext:value-type="float">
            <text:p>3139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4" calcext:value-type="date">
            <text:p>24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548" calcext:value-type="float">
            <text:p>3154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4" calcext:value-type="date">
            <text:p>24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75" calcext:value-type="float">
            <text:p>3397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5" calcext:value-type="date">
            <text:p>25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08" calcext:value-type="float">
            <text:p>3140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5" calcext:value-type="date">
            <text:p>25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76" calcext:value-type="float">
            <text:p>3397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5" calcext:value-type="date">
            <text:p>25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58" calcext:value-type="float">
            <text:p>3415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5" calcext:value-type="date">
            <text:p>25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Armed Forces of Ukraine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13" calcext:value-type="float">
            <text:p>3311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5" calcext:value-type="date">
            <text:p>25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10" calcext:value-type="float">
            <text:p>3141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5" calcext:value-type="date">
            <text:p>25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11" calcext:value-type="float">
            <text:p>3141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5" calcext:value-type="date">
            <text:p>25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47" calcext:value-type="float">
            <text:p>3804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5" calcext:value-type="date">
            <text:p>25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34" calcext:value-type="float">
            <text:p>3413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5" calcext:value-type="date">
            <text:p>25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05" calcext:value-type="float">
            <text:p>3140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5" calcext:value-type="date">
            <text:p>25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42" calcext:value-type="float">
            <text:p>3184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5" calcext:value-type="date">
            <text:p>25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40" calcext:value-type="float">
            <text:p>3184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5" calcext:value-type="date">
            <text:p>25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01" calcext:value-type="float">
            <text:p>3140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5" calcext:value-type="date">
            <text:p>25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31" calcext:value-type="float">
            <text:p>3843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5" calcext:value-type="date">
            <text:p>25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36" calcext:value-type="float">
            <text:p>3413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5" calcext:value-type="date">
            <text:p>25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20" calcext:value-type="float">
            <text:p>3842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5" calcext:value-type="date">
            <text:p>25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48" calcext:value-type="float">
            <text:p>3414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5" calcext:value-type="date">
            <text:p>25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65" calcext:value-type="float">
            <text:p>3146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5" calcext:value-type="date">
            <text:p>25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54" calcext:value-type="float">
            <text:p>3415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6" calcext:value-type="date">
            <text:p>26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39" calcext:value-type="float">
            <text:p>3413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6" calcext:value-type="date">
            <text:p>26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44" calcext:value-type="float">
            <text:p>3184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6" calcext:value-type="date">
            <text:p>26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60" calcext:value-type="float">
            <text:p>3676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6" calcext:value-type="date">
            <text:p>26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45" calcext:value-type="float">
            <text:p>3184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6" calcext:value-type="date">
            <text:p>26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41" calcext:value-type="float">
            <text:p>3414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6" calcext:value-type="date">
            <text:p>26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47" calcext:value-type="float">
            <text:p>3144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6" calcext:value-type="date">
            <text:p>26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21" calcext:value-type="float">
            <text:p>3142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6" calcext:value-type="date">
            <text:p>26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25" calcext:value-type="float">
            <text:p>3842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7" calcext:value-type="date">
            <text:p>27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51" calcext:value-type="float">
            <text:p>3335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7" calcext:value-type="date">
            <text:p>27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53" calcext:value-type="float">
            <text:p>3505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7" calcext:value-type="date">
            <text:p>27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52" calcext:value-type="float">
            <text:p>3505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7" calcext:value-type="date">
            <text:p>27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47" calcext:value-type="float">
            <text:p>3414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7" calcext:value-type="date">
            <text:p>27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08" calcext:value-type="float">
            <text:p>3500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7" calcext:value-type="date">
            <text:p>27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46" calcext:value-type="float">
            <text:p>3184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7" calcext:value-type="date">
            <text:p>27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86" calcext:value-type="float">
            <text:p>3648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7" calcext:value-type="date">
            <text:p>27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64" calcext:value-type="float">
            <text:p>3676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7" calcext:value-type="date">
            <text:p>27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55" calcext:value-type="float">
            <text:p>3145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7" calcext:value-type="date">
            <text:p>27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35" calcext:value-type="float">
            <text:p>3143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7" calcext:value-type="date">
            <text:p>27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22" calcext:value-type="float">
            <text:p>3142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8" calcext:value-type="date">
            <text:p>28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50" calcext:value-type="float">
            <text:p>3505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8" calcext:value-type="date">
            <text:p>28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48" calcext:value-type="float">
            <text:p>3144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8" calcext:value-type="date">
            <text:p>28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51" calcext:value-type="float">
            <text:p>3505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8" calcext:value-type="date">
            <text:p>28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48" calcext:value-type="float">
            <text:p>3804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8" calcext:value-type="date">
            <text:p>28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71" calcext:value-type="float">
            <text:p>3677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8" calcext:value-type="date">
            <text:p>28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49" calcext:value-type="float">
            <text:p>3504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8" calcext:value-type="date">
            <text:p>28/0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57" calcext:value-type="float">
            <text:p>3415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1" calcext:value-type="date">
            <text:p>0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32" calcext:value-type="float">
            <text:p>3503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1" calcext:value-type="date">
            <text:p>0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43" calcext:value-type="float">
            <text:p>3504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1" calcext:value-type="date">
            <text:p>0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44" calcext:value-type="float">
            <text:p>3504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1" calcext:value-type="date">
            <text:p>0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28" calcext:value-type="float">
            <text:p>3312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1" calcext:value-type="date">
            <text:p>0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550" calcext:value-type="float">
            <text:p>3155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1" calcext:value-type="date">
            <text:p>0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41" calcext:value-type="float">
            <text:p>3184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1" calcext:value-type="date">
            <text:p>0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73" calcext:value-type="float">
            <text:p>3677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1" calcext:value-type="date">
            <text:p>0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74" calcext:value-type="float">
            <text:p>3677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1" calcext:value-type="date">
            <text:p>0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38" calcext:value-type="float">
            <text:p>3413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1" calcext:value-type="date">
            <text:p>0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57" calcext:value-type="float">
            <text:p>3335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1" calcext:value-type="date">
            <text:p>0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02" calcext:value-type="float">
            <text:p>3430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1" calcext:value-type="date">
            <text:p>0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54" calcext:value-type="float">
            <text:p>3675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1" calcext:value-type="date">
            <text:p>0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51" calcext:value-type="float">
            <text:p>3225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1" calcext:value-type="date">
            <text:p>0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54" calcext:value-type="float">
            <text:p>3145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1" calcext:value-type="date">
            <text:p>0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53" calcext:value-type="float">
            <text:p>3145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1" calcext:value-type="date">
            <text:p>0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52" calcext:value-type="float">
            <text:p>3145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1" calcext:value-type="date">
            <text:p>0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51" calcext:value-type="float">
            <text:p>3145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1" calcext:value-type="date">
            <text:p>0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98" calcext:value-type="float">
            <text:p>3429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1" calcext:value-type="date">
            <text:p>0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56" calcext:value-type="float">
            <text:p>3185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1" calcext:value-type="date">
            <text:p>0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56" calcext:value-type="float">
            <text:p>3335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2" calcext:value-type="date">
            <text:p>0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01" calcext:value-type="float">
            <text:p>3500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2" calcext:value-type="date">
            <text:p>0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07" calcext:value-type="float">
            <text:p>3500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2" calcext:value-type="date">
            <text:p>0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09" calcext:value-type="float">
            <text:p>3500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2" calcext:value-type="date">
            <text:p>0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38" calcext:value-type="float">
            <text:p>3183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2" calcext:value-type="date">
            <text:p>0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25" calcext:value-type="float">
            <text:p>3492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2" calcext:value-type="date">
            <text:p>0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09" calcext:value-type="float">
            <text:p>3180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2" calcext:value-type="date">
            <text:p>0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06" calcext:value-type="float">
            <text:p>3180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2" calcext:value-type="date">
            <text:p>0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72" calcext:value-type="float">
            <text:p>3487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2" calcext:value-type="date">
            <text:p>0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69" calcext:value-type="float">
            <text:p>3486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2" calcext:value-type="date">
            <text:p>0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10" calcext:value-type="float">
            <text:p>3501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2" calcext:value-type="date">
            <text:p>0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24" calcext:value-type="float">
            <text:p>3502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2" calcext:value-type="date">
            <text:p>0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25" calcext:value-type="float">
            <text:p>3502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2" calcext:value-type="date">
            <text:p>0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29" calcext:value-type="float">
            <text:p>3502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2" calcext:value-type="date">
            <text:p>0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30" calcext:value-type="float">
            <text:p>3503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2" calcext:value-type="date">
            <text:p>0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31" calcext:value-type="float">
            <text:p>3503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2" calcext:value-type="date">
            <text:p>0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549" calcext:value-type="float">
            <text:p>3154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2" calcext:value-type="date">
            <text:p>0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05" calcext:value-type="float">
            <text:p>3430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2" calcext:value-type="date">
            <text:p>0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udent(Tertiary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64" calcext:value-type="float">
            <text:p>3146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2" calcext:value-type="date">
            <text:p>0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63" calcext:value-type="float">
            <text:p>3146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2" calcext:value-type="date">
            <text:p>0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56" calcext:value-type="float">
            <text:p>3145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2" calcext:value-type="date">
            <text:p>0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38" calcext:value-type="float">
            <text:p>3433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2" calcext:value-type="date">
            <text:p>0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06" calcext:value-type="float">
            <text:p>3500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3" calcext:value-type="date">
            <text:p>0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28" calcext:value-type="float">
            <text:p>3842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3" calcext:value-type="date">
            <text:p>0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76" calcext:value-type="float">
            <text:p>3437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3" calcext:value-type="date">
            <text:p>0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17" calcext:value-type="float">
            <text:p>3431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3" calcext:value-type="date">
            <text:p>0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19" calcext:value-type="float">
            <text:p>3431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3" calcext:value-type="date">
            <text:p>0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20" calcext:value-type="float">
            <text:p>3432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3" calcext:value-type="date">
            <text:p>0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67" calcext:value-type="float">
            <text:p>3486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3" calcext:value-type="date">
            <text:p>0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32" calcext:value-type="float">
            <text:p>3493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3" calcext:value-type="date">
            <text:p>0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33" calcext:value-type="float">
            <text:p>3183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3" calcext:value-type="date">
            <text:p>0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974" calcext:value-type="float">
            <text:p>3197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3" calcext:value-type="date">
            <text:p>0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81" calcext:value-type="float">
            <text:p>3498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3" calcext:value-type="date">
            <text:p>0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03" calcext:value-type="float">
            <text:p>3680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3" calcext:value-type="date">
            <text:p>0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22" calcext:value-type="float">
            <text:p>3432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3" calcext:value-type="date">
            <text:p>0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80" calcext:value-type="float">
            <text:p>3498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3" calcext:value-type="date">
            <text:p>0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23" calcext:value-type="float">
            <text:p>3432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3" calcext:value-type="date">
            <text:p>0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79" calcext:value-type="float">
            <text:p>3497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3" calcext:value-type="date">
            <text:p>0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78" calcext:value-type="float">
            <text:p>3497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3" calcext:value-type="date">
            <text:p>0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47" calcext:value-type="float">
            <text:p>3334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4" calcext:value-type="date">
            <text:p>04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26" calcext:value-type="float">
            <text:p>3432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4" calcext:value-type="date">
            <text:p>04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00" calcext:value-type="float">
            <text:p>3680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4" calcext:value-type="date">
            <text:p>04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45" calcext:value-type="float">
            <text:p>3434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4" calcext:value-type="date">
            <text:p>04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68" calcext:value-type="float">
            <text:p>3436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4" calcext:value-type="date">
            <text:p>04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10" calcext:value-type="float">
            <text:p>3181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4" calcext:value-type="date">
            <text:p>04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26" calcext:value-type="float">
            <text:p>3492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4" calcext:value-type="date">
            <text:p>04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30" calcext:value-type="float">
            <text:p>3493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5" calcext:value-type="date">
            <text:p>0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28" calcext:value-type="float">
            <text:p>3432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5" calcext:value-type="date">
            <text:p>0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29" calcext:value-type="float">
            <text:p>3432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5" calcext:value-type="date">
            <text:p>0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76" calcext:value-type="float">
            <text:p>3677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5" calcext:value-type="date">
            <text:p>0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13" calcext:value-type="float">
            <text:p>3181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5" calcext:value-type="date">
            <text:p>0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79" calcext:value-type="float">
            <text:p>3677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5" calcext:value-type="date">
            <text:p>0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78" calcext:value-type="float">
            <text:p>3677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5" calcext:value-type="date">
            <text:p>0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12" calcext:value-type="float">
            <text:p>3181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5" calcext:value-type="date">
            <text:p>0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23" calcext:value-type="float">
            <text:p>3492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5" calcext:value-type="date">
            <text:p>0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11" calcext:value-type="float">
            <text:p>3181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5" calcext:value-type="date">
            <text:p>0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52" calcext:value-type="float">
            <text:p>3335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6" calcext:value-type="date">
            <text:p>0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35" calcext:value-type="float">
            <text:p>3183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6" calcext:value-type="date">
            <text:p>0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77" calcext:value-type="float">
            <text:p>3677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6" calcext:value-type="date">
            <text:p>0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53" calcext:value-type="float">
            <text:p>3335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6" calcext:value-type="date">
            <text:p>0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80" calcext:value-type="float">
            <text:p>3678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6" calcext:value-type="date">
            <text:p>0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91" calcext:value-type="float">
            <text:p>3679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6" calcext:value-type="date">
            <text:p>0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41" calcext:value-type="float">
            <text:p>3434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6" calcext:value-type="date">
            <text:p>0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39" calcext:value-type="float">
            <text:p>3433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6" calcext:value-type="date">
            <text:p>0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15" calcext:value-type="float">
            <text:p>3521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6" calcext:value-type="date">
            <text:p>0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37" calcext:value-type="float">
            <text:p>3433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6" calcext:value-type="date">
            <text:p>0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66" calcext:value-type="float">
            <text:p>3436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6" calcext:value-type="date">
            <text:p>0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64" calcext:value-type="float">
            <text:p>3436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6" calcext:value-type="date">
            <text:p>0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14" calcext:value-type="float">
            <text:p>3181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7" calcext:value-type="date">
            <text:p>07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13" calcext:value-type="float">
            <text:p>3441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7" calcext:value-type="date">
            <text:p>07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18" calcext:value-type="float">
            <text:p>3491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7" calcext:value-type="date">
            <text:p>07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12" calcext:value-type="float">
            <text:p>3441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7" calcext:value-type="date">
            <text:p>07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09" calcext:value-type="float">
            <text:p>3680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7" calcext:value-type="date">
            <text:p>07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19" calcext:value-type="float">
            <text:p>3491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7" calcext:value-type="date">
            <text:p>07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15" calcext:value-type="float">
            <text:p>3441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7" calcext:value-type="date">
            <text:p>07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02" calcext:value-type="float">
            <text:p>3450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8" calcext:value-type="date">
            <text:p>08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73" calcext:value-type="float">
            <text:p>3187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8" calcext:value-type="date">
            <text:p>08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17" calcext:value-type="float">
            <text:p>3491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8" calcext:value-type="date">
            <text:p>08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06" calcext:value-type="float">
            <text:p>3680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8" calcext:value-type="date">
            <text:p>08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84" calcext:value-type="float">
            <text:p>3648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8" calcext:value-type="date">
            <text:p>08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23" calcext:value-type="float">
            <text:p>3442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8" calcext:value-type="date">
            <text:p>08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32" calcext:value-type="float">
            <text:p>3183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8" calcext:value-type="date">
            <text:p>08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58" calcext:value-type="float">
            <text:p>3185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8" calcext:value-type="date">
            <text:p>08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16" calcext:value-type="float">
            <text:p>3181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8" calcext:value-type="date">
            <text:p>08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06" calcext:value-type="float">
            <text:p>3450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9" calcext:value-type="date">
            <text:p>09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70" calcext:value-type="float">
            <text:p>3187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9" calcext:value-type="date">
            <text:p>09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42" calcext:value-type="float">
            <text:p>3444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9" calcext:value-type="date">
            <text:p>09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25" calcext:value-type="float">
            <text:p>3442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9" calcext:value-type="date">
            <text:p>09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36" calcext:value-type="float">
            <text:p>3183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9" calcext:value-type="date">
            <text:p>09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15" calcext:value-type="float">
            <text:p>3491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9" calcext:value-type="date">
            <text:p>09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08" calcext:value-type="float">
            <text:p>3230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09" calcext:value-type="date">
            <text:p>09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37" calcext:value-type="float">
            <text:p>3183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0" calcext:value-type="date">
            <text:p>10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46" calcext:value-type="float">
            <text:p>3444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0" calcext:value-type="date">
            <text:p>10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976" calcext:value-type="float">
            <text:p>3197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0" calcext:value-type="date">
            <text:p>10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45" calcext:value-type="float">
            <text:p>3444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0" calcext:value-type="date">
            <text:p>10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44" calcext:value-type="float">
            <text:p>3444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0" calcext:value-type="date">
            <text:p>10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54" calcext:value-type="float">
            <text:p>3335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0" calcext:value-type="date">
            <text:p>10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43" calcext:value-type="float">
            <text:p>3444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0" calcext:value-type="date">
            <text:p>10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47" calcext:value-type="float">
            <text:p>3444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1" calcext:value-type="date">
            <text:p>1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10" calcext:value-type="float">
            <text:p>3471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1" calcext:value-type="date">
            <text:p>1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00" calcext:value-type="float">
            <text:p>3180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1" calcext:value-type="date">
            <text:p>1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85" calcext:value-type="float">
            <text:p>3448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1" calcext:value-type="date">
            <text:p>1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98" calcext:value-type="float">
            <text:p>3179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1" calcext:value-type="date">
            <text:p>1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91" calcext:value-type="float">
            <text:p>3449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1" calcext:value-type="date">
            <text:p>1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89" calcext:value-type="float">
            <text:p>3448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1" calcext:value-type="date">
            <text:p>1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30" calcext:value-type="float">
            <text:p>3313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1" calcext:value-type="date">
            <text:p>1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48" calcext:value-type="float">
            <text:p>3444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1" calcext:value-type="date">
            <text:p>1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99" calcext:value-type="float">
            <text:p>3179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2" calcext:value-type="date">
            <text:p>1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21" calcext:value-type="float">
            <text:p>3182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2" calcext:value-type="date">
            <text:p>1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92" calcext:value-type="float">
            <text:p>3449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2" calcext:value-type="date">
            <text:p>1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20" calcext:value-type="float">
            <text:p>3182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2" calcext:value-type="date">
            <text:p>1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26" calcext:value-type="float">
            <text:p>3182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2" calcext:value-type="date">
            <text:p>1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01" calcext:value-type="float">
            <text:p>3180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2" calcext:value-type="date">
            <text:p>1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75" calcext:value-type="float">
            <text:p>3677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2" calcext:value-type="date">
            <text:p>1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18" calcext:value-type="float">
            <text:p>3181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2" calcext:value-type="date">
            <text:p>1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19" calcext:value-type="float">
            <text:p>3181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2" calcext:value-type="date">
            <text:p>1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05" calcext:value-type="float">
            <text:p>3680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2" calcext:value-type="date">
            <text:p>1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12" calcext:value-type="float">
            <text:p>3471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2" calcext:value-type="date">
            <text:p>1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43" calcext:value-type="float">
            <text:p>3314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2" calcext:value-type="date">
            <text:p>1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97" calcext:value-type="float">
            <text:p>3449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2" calcext:value-type="date">
            <text:p>1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94" calcext:value-type="float">
            <text:p>3449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3" calcext:value-type="date">
            <text:p>1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45" calcext:value-type="float">
            <text:p>3314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3" calcext:value-type="date">
            <text:p>1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86" calcext:value-type="float">
            <text:p>3258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3" calcext:value-type="date">
            <text:p>1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49" calcext:value-type="float">
            <text:p>3444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3" calcext:value-type="date">
            <text:p>1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44" calcext:value-type="float">
            <text:p>3314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3" calcext:value-type="date">
            <text:p>1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23" calcext:value-type="float">
            <text:p>3182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4" calcext:value-type="date">
            <text:p>14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27" calcext:value-type="float">
            <text:p>3182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4" calcext:value-type="date">
            <text:p>14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90" calcext:value-type="float">
            <text:p>3489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4" calcext:value-type="date">
            <text:p>14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57" calcext:value-type="float">
            <text:p>3475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5" calcext:value-type="date">
            <text:p>1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13" calcext:value-type="float">
            <text:p>3471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5" calcext:value-type="date">
            <text:p>1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11" calcext:value-type="float">
            <text:p>3471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5" calcext:value-type="date">
            <text:p>1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23" calcext:value-type="float">
            <text:p>3452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5" calcext:value-type="date">
            <text:p>1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22" calcext:value-type="float">
            <text:p>3452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5" calcext:value-type="date">
            <text:p>1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28" calcext:value-type="float">
            <text:p>3182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5" calcext:value-type="date">
            <text:p>1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29" calcext:value-type="float">
            <text:p>3182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5" calcext:value-type="date">
            <text:p>1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56" calcext:value-type="float">
            <text:p>3475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5" calcext:value-type="date">
            <text:p>1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62" calcext:value-type="float">
            <text:p>3476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5" calcext:value-type="date">
            <text:p>1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63" calcext:value-type="float">
            <text:p>3476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5" calcext:value-type="date">
            <text:p>1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60" calcext:value-type="float">
            <text:p>3476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5" calcext:value-type="date">
            <text:p>1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17" calcext:value-type="float">
            <text:p>3471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5" calcext:value-type="date">
            <text:p>1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30" calcext:value-type="float">
            <text:p>3183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6" calcext:value-type="date">
            <text:p>1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83" calcext:value-type="float">
            <text:p>3288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6" calcext:value-type="date">
            <text:p>1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55" calcext:value-type="float">
            <text:p>3335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6" calcext:value-type="date">
            <text:p>1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89" calcext:value-type="float">
            <text:p>3488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6" calcext:value-type="date">
            <text:p>1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d, 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Paramedic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60" calcext:value-type="float">
            <text:p>3186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6" calcext:value-type="date">
            <text:p>1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27" calcext:value-type="float">
            <text:p>3452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6" calcext:value-type="date">
            <text:p>1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26" calcext:value-type="float">
            <text:p>3452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6" calcext:value-type="date">
            <text:p>1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25" calcext:value-type="float">
            <text:p>3452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6" calcext:value-type="date">
            <text:p>1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24" calcext:value-type="float">
            <text:p>3452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6" calcext:value-type="date">
            <text:p>1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31" calcext:value-type="float">
            <text:p>3183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6" calcext:value-type="date">
            <text:p>1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50" calcext:value-type="float">
            <text:p>3185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7" calcext:value-type="date">
            <text:p>17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47" calcext:value-type="float">
            <text:p>3454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7" calcext:value-type="date">
            <text:p>17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35" calcext:value-type="float">
            <text:p>3453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7" calcext:value-type="date">
            <text:p>17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45" calcext:value-type="float">
            <text:p>3454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7" calcext:value-type="date">
            <text:p>17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58" calcext:value-type="float">
            <text:p>3475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7" calcext:value-type="date">
            <text:p>17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59" calcext:value-type="float">
            <text:p>3475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7" calcext:value-type="date">
            <text:p>17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51" calcext:value-type="float">
            <text:p>3185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7" calcext:value-type="date">
            <text:p>17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62" calcext:value-type="float">
            <text:p>3186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8" calcext:value-type="date">
            <text:p>18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61" calcext:value-type="float">
            <text:p>3476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8" calcext:value-type="date">
            <text:p>18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55" calcext:value-type="float">
            <text:p>3185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8" calcext:value-type="date">
            <text:p>18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54" calcext:value-type="float">
            <text:p>3185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8" calcext:value-type="date">
            <text:p>18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53" calcext:value-type="float">
            <text:p>3185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8" calcext:value-type="date">
            <text:p>18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51" calcext:value-type="float">
            <text:p>3455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8" calcext:value-type="date">
            <text:p>18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84" calcext:value-type="float">
            <text:p>3488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8" calcext:value-type="date">
            <text:p>18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89" calcext:value-type="float">
            <text:p>3468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9" calcext:value-type="date">
            <text:p>19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46" calcext:value-type="float">
            <text:p>3314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9" calcext:value-type="date">
            <text:p>19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32" calcext:value-type="float">
            <text:p>3843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19" calcext:value-type="date">
            <text:p>19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83" calcext:value-type="float">
            <text:p>3488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0" calcext:value-type="date">
            <text:p>20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51" calcext:value-type="float">
            <text:p>3805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0" calcext:value-type="date">
            <text:p>20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41" calcext:value-type="float">
            <text:p>3844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0" calcext:value-type="date">
            <text:p>20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75" calcext:value-type="float">
            <text:p>3487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0" calcext:value-type="date">
            <text:p>20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16" calcext:value-type="float">
            <text:p>3451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0" calcext:value-type="date">
            <text:p>20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76" calcext:value-type="float">
            <text:p>3487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0" calcext:value-type="date">
            <text:p>20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50" calcext:value-type="float">
            <text:p>3805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1" calcext:value-type="date">
            <text:p>2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73" calcext:value-type="float">
            <text:p>3487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1" calcext:value-type="date">
            <text:p>2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74" calcext:value-type="float">
            <text:p>3487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1" calcext:value-type="date">
            <text:p>2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72" calcext:value-type="float">
            <text:p>3677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1" calcext:value-type="date">
            <text:p>2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82" calcext:value-type="float">
            <text:p>3648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1" calcext:value-type="date">
            <text:p>2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80" calcext:value-type="float">
            <text:p>3648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1" calcext:value-type="date">
            <text:p>2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17" calcext:value-type="float">
            <text:p>3451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1" calcext:value-type="date">
            <text:p>2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70" calcext:value-type="float">
            <text:p>3647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1" calcext:value-type="date">
            <text:p>21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59" calcext:value-type="float">
            <text:p>3185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2" calcext:value-type="date">
            <text:p>2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39" calcext:value-type="float">
            <text:p>3453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2" calcext:value-type="date">
            <text:p>2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13" calcext:value-type="float">
            <text:p>3461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2" calcext:value-type="date">
            <text:p>22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37" calcext:value-type="float">
            <text:p>3453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3" calcext:value-type="date">
            <text:p>2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39" calcext:value-type="float">
            <text:p>3843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3" calcext:value-type="date">
            <text:p>2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66" calcext:value-type="float">
            <text:p>3486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3" calcext:value-type="date">
            <text:p>2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23" calcext:value-type="float">
            <text:p>3202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3" calcext:value-type="date">
            <text:p>23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49" calcext:value-type="float">
            <text:p>3334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4" calcext:value-type="date">
            <text:p>24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50" calcext:value-type="float">
            <text:p>3455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4" calcext:value-type="date">
            <text:p>24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40" calcext:value-type="float">
            <text:p>3454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4" calcext:value-type="date">
            <text:p>24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43" calcext:value-type="float">
            <text:p>3844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4" calcext:value-type="date">
            <text:p>24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41" calcext:value-type="float">
            <text:p>3454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5" calcext:value-type="date">
            <text:p>2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44" calcext:value-type="float">
            <text:p>3844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5" calcext:value-type="date">
            <text:p>2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99" calcext:value-type="float">
            <text:p>3109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5" calcext:value-type="date">
            <text:p>2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58" calcext:value-type="float">
            <text:p>3455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5" calcext:value-type="date">
            <text:p>2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54" calcext:value-type="float">
            <text:p>3455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5" calcext:value-type="date">
            <text:p>2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68" calcext:value-type="float">
            <text:p>3456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5" calcext:value-type="date">
            <text:p>2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985" calcext:value-type="float">
            <text:p>3198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5" calcext:value-type="date">
            <text:p>25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05" calcext:value-type="float">
            <text:p>3200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6" calcext:value-type="date">
            <text:p>2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988" calcext:value-type="float">
            <text:p>3198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6" calcext:value-type="date">
            <text:p>2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69" calcext:value-type="float">
            <text:p>3456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6" calcext:value-type="date">
            <text:p>26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978" calcext:value-type="float">
            <text:p>3197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7" calcext:value-type="date">
            <text:p>27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21" calcext:value-type="float">
            <text:p>3202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7" calcext:value-type="date">
            <text:p>27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78" calcext:value-type="float">
            <text:p>3457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7" calcext:value-type="date">
            <text:p>27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76" calcext:value-type="float">
            <text:p>3457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8" calcext:value-type="date">
            <text:p>28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80" calcext:value-type="float">
            <text:p>3458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8" calcext:value-type="date">
            <text:p>28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69" calcext:value-type="float">
            <text:p>3646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8" calcext:value-type="date">
            <text:p>28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64" calcext:value-type="float">
            <text:p>3486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8" calcext:value-type="date">
            <text:p>28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85" calcext:value-type="float">
            <text:p>3458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9" calcext:value-type="date">
            <text:p>29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36" calcext:value-type="float">
            <text:p>3483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9" calcext:value-type="date">
            <text:p>29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17" calcext:value-type="float">
            <text:p>3201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9" calcext:value-type="date">
            <text:p>29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18" calcext:value-type="float">
            <text:p>3201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9" calcext:value-type="date">
            <text:p>29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63" calcext:value-type="float">
            <text:p>3646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9" calcext:value-type="date">
            <text:p>29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67" calcext:value-type="float">
            <text:p>3646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9" calcext:value-type="date">
            <text:p>29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04" calcext:value-type="float">
            <text:p>3460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9" calcext:value-type="date">
            <text:p>29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97" calcext:value-type="float">
            <text:p>3459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9" calcext:value-type="date">
            <text:p>29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89" calcext:value-type="float">
            <text:p>3458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30" calcext:value-type="date">
            <text:p>30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29" calcext:value-type="float">
            <text:p>3482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30" calcext:value-type="date">
            <text:p>30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07" calcext:value-type="float">
            <text:p>3680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30" calcext:value-type="date">
            <text:p>30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995" calcext:value-type="float">
            <text:p>3099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30" calcext:value-type="date">
            <text:p>30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973" calcext:value-type="float">
            <text:p>3197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30" calcext:value-type="date">
            <text:p>30/03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07" calcext:value-type="float">
            <text:p>3480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1" calcext:value-type="date">
            <text:p>01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80" calcext:value-type="float">
            <text:p>3478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1" calcext:value-type="date">
            <text:p>01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01" calcext:value-type="float">
            <text:p>3380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1" calcext:value-type="date">
            <text:p>01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983" calcext:value-type="float">
            <text:p>3198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1" calcext:value-type="date">
            <text:p>01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28" calcext:value-type="float">
            <text:p>3482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2" calcext:value-type="date">
            <text:p>02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79" calcext:value-type="float">
            <text:p>3477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2" calcext:value-type="date">
            <text:p>02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987" calcext:value-type="float">
            <text:p>3198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2" calcext:value-type="date">
            <text:p>02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06" calcext:value-type="float">
            <text:p>3480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3" calcext:value-type="date">
            <text:p>03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73" calcext:value-type="float">
            <text:p>3477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3" calcext:value-type="date">
            <text:p>03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07" calcext:value-type="float">
            <text:p>3420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3" calcext:value-type="date">
            <text:p>03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42" calcext:value-type="float">
            <text:p>3674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3" calcext:value-type="date">
            <text:p>03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11" calcext:value-type="float">
            <text:p>3481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3" calcext:value-type="date">
            <text:p>03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95" calcext:value-type="float">
            <text:p>3269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3" calcext:value-type="date">
            <text:p>03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59" calcext:value-type="float">
            <text:p>3655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3" calcext:value-type="date">
            <text:p>03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09" calcext:value-type="float">
            <text:p>3430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3" calcext:value-type="date">
            <text:p>03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09" calcext:value-type="float">
            <text:p>3200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3" calcext:value-type="date">
            <text:p>03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19" calcext:value-type="float">
            <text:p>3201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4" calcext:value-type="date">
            <text:p>04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96" calcext:value-type="float">
            <text:p>3459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4" calcext:value-type="date">
            <text:p>04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13" calcext:value-type="float">
            <text:p>3201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4" calcext:value-type="date">
            <text:p>04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86" calcext:value-type="float">
            <text:p>3668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4" calcext:value-type="date">
            <text:p>04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10" calcext:value-type="float">
            <text:p>3431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4" calcext:value-type="date">
            <text:p>04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99" calcext:value-type="float">
            <text:p>3669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4" calcext:value-type="date">
            <text:p>04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95" calcext:value-type="float">
            <text:p>3459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5" calcext:value-type="date">
            <text:p>05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IE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25" calcext:value-type="float">
            <text:p>3202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5" calcext:value-type="date">
            <text:p>05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05" calcext:value-type="float">
            <text:p>3480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5" calcext:value-type="date">
            <text:p>05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11" calcext:value-type="float">
            <text:p>3431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6" calcext:value-type="date">
            <text:p>06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10" calcext:value-type="float">
            <text:p>3481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7" calcext:value-type="date">
            <text:p>07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13" calcext:value-type="float">
            <text:p>3431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7" calcext:value-type="date">
            <text:p>07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998" calcext:value-type="float">
            <text:p>3199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7" calcext:value-type="date">
            <text:p>07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74" calcext:value-type="float">
            <text:p>3207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7" calcext:value-type="date">
            <text:p>07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12" calcext:value-type="float">
            <text:p>3431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8" calcext:value-type="date">
            <text:p>08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14" calcext:value-type="float">
            <text:p>3431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8" calcext:value-type="date">
            <text:p>08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04" calcext:value-type="float">
            <text:p>3480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8" calcext:value-type="date">
            <text:p>08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71" calcext:value-type="float">
            <text:p>3207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10" calcext:value-type="date">
            <text:p>10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12" calcext:value-type="float">
            <text:p>3811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10" calcext:value-type="date">
            <text:p>10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75" calcext:value-type="float">
            <text:p>3207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10" calcext:value-type="date">
            <text:p>10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15" calcext:value-type="float">
            <text:p>3431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11" calcext:value-type="date">
            <text:p>11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72" calcext:value-type="float">
            <text:p>3207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12" calcext:value-type="date">
            <text:p>12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70" calcext:value-type="float">
            <text:p>3207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12" calcext:value-type="date">
            <text:p>12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16" calcext:value-type="float">
            <text:p>3471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13" calcext:value-type="date">
            <text:p>13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31" calcext:value-type="float">
            <text:p>3433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13" calcext:value-type="date">
            <text:p>13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42" calcext:value-type="float">
            <text:p>3434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15" calcext:value-type="date">
            <text:p>15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99" calcext:value-type="float">
            <text:p>3439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15" calcext:value-type="date">
            <text:p>15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43" calcext:value-type="float">
            <text:p>3434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15" calcext:value-type="date">
            <text:p>15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03" calcext:value-type="float">
            <text:p>3480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15" calcext:value-type="date">
            <text:p>15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71" calcext:value-type="float">
            <text:p>3477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15" calcext:value-type="date">
            <text:p>15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16" calcext:value-type="float">
            <text:p>3441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16" calcext:value-type="date">
            <text:p>16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76" calcext:value-type="float">
            <text:p>3207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17" calcext:value-type="date">
            <text:p>17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94" calcext:value-type="float">
            <text:p>3479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17" calcext:value-type="date">
            <text:p>17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44" calcext:value-type="float">
            <text:p>3434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18" calcext:value-type="date">
            <text:p>18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59" calcext:value-type="float">
            <text:p>3435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18" calcext:value-type="date">
            <text:p>18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84" calcext:value-type="float">
            <text:p>3438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18" calcext:value-type="date">
            <text:p>18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73" calcext:value-type="float">
            <text:p>3207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18" calcext:value-type="date">
            <text:p>18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60" calcext:value-type="float">
            <text:p>3436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19" calcext:value-type="date">
            <text:p>19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92" calcext:value-type="float">
            <text:p>3479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19" calcext:value-type="date">
            <text:p>19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69" calcext:value-type="float">
            <text:p>3206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19" calcext:value-type="date">
            <text:p>19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77" calcext:value-type="float">
            <text:p>3207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19" calcext:value-type="date">
            <text:p>19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81" calcext:value-type="float">
            <text:p>3208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20" calcext:value-type="date">
            <text:p>20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82" calcext:value-type="float">
            <text:p>3208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20" calcext:value-type="date">
            <text:p>20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61" calcext:value-type="float">
            <text:p>3436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20" calcext:value-type="date">
            <text:p>20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69" calcext:value-type="float">
            <text:p>3476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21" calcext:value-type="date">
            <text:p>21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37" calcext:value-type="float">
            <text:p>3263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22" calcext:value-type="date">
            <text:p>22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61" calcext:value-type="float">
            <text:p>3216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22" calcext:value-type="date">
            <text:p>22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67" calcext:value-type="float">
            <text:p>3476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23" calcext:value-type="date">
            <text:p>23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85" calcext:value-type="float">
            <text:p>3438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23" calcext:value-type="date">
            <text:p>23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45" calcext:value-type="float">
            <text:p>3844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23" calcext:value-type="date">
            <text:p>23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19" calcext:value-type="float">
            <text:p>3471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24" calcext:value-type="date">
            <text:p>24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86" calcext:value-type="float">
            <text:p>3438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26" calcext:value-type="date">
            <text:p>26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18" calcext:value-type="float">
            <text:p>3471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26" calcext:value-type="date">
            <text:p>26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48" calcext:value-type="float">
            <text:p>3224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26" calcext:value-type="date">
            <text:p>26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65" calcext:value-type="float">
            <text:p>3436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27" calcext:value-type="date">
            <text:p>27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69" calcext:value-type="float">
            <text:p>3436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27" calcext:value-type="date">
            <text:p>27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70" calcext:value-type="float">
            <text:p>3437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28" calcext:value-type="date">
            <text:p>28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Combina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64" calcext:value-type="float">
            <text:p>3216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28" calcext:value-type="date">
            <text:p>28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71" calcext:value-type="float">
            <text:p>3437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28" calcext:value-type="date">
            <text:p>28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62" calcext:value-type="float">
            <text:p>3216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29" calcext:value-type="date">
            <text:p>29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46" calcext:value-type="float">
            <text:p>3224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29" calcext:value-type="date">
            <text:p>29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66" calcext:value-type="float">
            <text:p>3216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30" calcext:value-type="date">
            <text:p>30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56" calcext:value-type="float">
            <text:p>3225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30" calcext:value-type="date">
            <text:p>30/04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50" calcext:value-type="float">
            <text:p>3225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01" calcext:value-type="date">
            <text:p>01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Patient or Family</text:p>
          </table:table-cell>
          <table:table-cell office:value-type="string" calcext:value-type="string">
            <text:p>Beneficiari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6116" calcext:value-type="float">
            <text:p>3611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02" calcext:value-type="date">
            <text:p>02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36" calcext:value-type="float">
            <text:p>3253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04" calcext:value-type="date">
            <text:p>04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66" calcext:value-type="float">
            <text:p>3416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04" calcext:value-type="date">
            <text:p>04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r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67" calcext:value-type="float">
            <text:p>3416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06" calcext:value-type="date">
            <text:p>06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935" calcext:value-type="float">
            <text:p>3793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06" calcext:value-type="date">
            <text:p>06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58" calcext:value-type="float">
            <text:p>3235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06" calcext:value-type="date">
            <text:p>06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Health worker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303" calcext:value-type="float">
            <text:p>3230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07" calcext:value-type="date">
            <text:p>07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89" calcext:value-type="float">
            <text:p>3438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07" calcext:value-type="date">
            <text:p>07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61" calcext:value-type="float">
            <text:p>3236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07" calcext:value-type="date">
            <text:p>07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936" calcext:value-type="float">
            <text:p>3793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07" calcext:value-type="date">
            <text:p>07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27" calcext:value-type="float">
            <text:p>3512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08" calcext:value-type="date">
            <text:p>08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37" calcext:value-type="float">
            <text:p>3673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09" calcext:value-type="date">
            <text:p>09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53" calcext:value-type="float">
            <text:p>3235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0" calcext:value-type="date">
            <text:p>10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56" calcext:value-type="float">
            <text:p>3235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0" calcext:value-type="date">
            <text:p>10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69" calcext:value-type="float">
            <text:p>3256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0" calcext:value-type="date">
            <text:p>10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71" calcext:value-type="float">
            <text:p>3417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0" calcext:value-type="date">
            <text:p>10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62" calcext:value-type="float">
            <text:p>3646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1" calcext:value-type="date">
            <text:p>11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62" calcext:value-type="float">
            <text:p>3236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1" calcext:value-type="date">
            <text:p>11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46" calcext:value-type="float">
            <text:p>3804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2" calcext:value-type="date">
            <text:p>12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60" calcext:value-type="float">
            <text:p>3646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2" calcext:value-type="date">
            <text:p>12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55" calcext:value-type="float">
            <text:p>3235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2" calcext:value-type="date">
            <text:p>12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54" calcext:value-type="float">
            <text:p>3235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2" calcext:value-type="date">
            <text:p>12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72" calcext:value-type="float">
            <text:p>3417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2" calcext:value-type="date">
            <text:p>12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01" calcext:value-type="float">
            <text:p>3680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2" calcext:value-type="date">
            <text:p>12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57" calcext:value-type="float">
            <text:p>3235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3" calcext:value-type="date">
            <text:p>13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87" calcext:value-type="float">
            <text:p>3468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4" calcext:value-type="date">
            <text:p>14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81" calcext:value-type="float">
            <text:p>3248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5" calcext:value-type="date">
            <text:p>15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90" calcext:value-type="float">
            <text:p>3439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5" calcext:value-type="date">
            <text:p>15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82" calcext:value-type="float">
            <text:p>3248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6" calcext:value-type="date">
            <text:p>16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83" calcext:value-type="float">
            <text:p>3248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6" calcext:value-type="date">
            <text:p>16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96" calcext:value-type="float">
            <text:p>3249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7" calcext:value-type="date">
            <text:p>17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31" calcext:value-type="float">
            <text:p>3453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7" calcext:value-type="date">
            <text:p>17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84" calcext:value-type="float">
            <text:p>3248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9" calcext:value-type="date">
            <text:p>19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59" calcext:value-type="float">
            <text:p>3645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9" calcext:value-type="date">
            <text:p>19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94" calcext:value-type="float">
            <text:p>3249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9" calcext:value-type="date">
            <text:p>19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74" calcext:value-type="float">
            <text:p>3417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20" calcext:value-type="date">
            <text:p>20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33" calcext:value-type="float">
            <text:p>3253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20" calcext:value-type="date">
            <text:p>20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53" calcext:value-type="float">
            <text:p>3255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23" calcext:value-type="date">
            <text:p>23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37" calcext:value-type="float">
            <text:p>3253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23" calcext:value-type="date">
            <text:p>23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34" calcext:value-type="float">
            <text:p>3253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24" calcext:value-type="date">
            <text:p>24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01" calcext:value-type="float">
            <text:p>3310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24" calcext:value-type="date">
            <text:p>24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52" calcext:value-type="float">
            <text:p>3255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24" calcext:value-type="date">
            <text:p>24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35" calcext:value-type="float">
            <text:p>3253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25" calcext:value-type="date">
            <text:p>25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91" calcext:value-type="float">
            <text:p>3439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26" calcext:value-type="date">
            <text:p>26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79" calcext:value-type="float">
            <text:p>3467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26" calcext:value-type="date">
            <text:p>26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56" calcext:value-type="float">
            <text:p>3255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30" calcext:value-type="date">
            <text:p>30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38" calcext:value-type="float">
            <text:p>3263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30" calcext:value-type="date">
            <text:p>30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34" calcext:value-type="float">
            <text:p>3263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30" calcext:value-type="date">
            <text:p>30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92" calcext:value-type="float">
            <text:p>3439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31" calcext:value-type="date">
            <text:p>31/05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39" calcext:value-type="float">
            <text:p>3263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01" calcext:value-type="date">
            <text:p>01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93" calcext:value-type="float">
            <text:p>3439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03" calcext:value-type="date">
            <text:p>03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73" calcext:value-type="float">
            <text:p>3277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05" calcext:value-type="date">
            <text:p>05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69" calcext:value-type="float">
            <text:p>3276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07" calcext:value-type="date">
            <text:p>07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75" calcext:value-type="float">
            <text:p>3417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07" calcext:value-type="date">
            <text:p>07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94" calcext:value-type="float">
            <text:p>3439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07" calcext:value-type="date">
            <text:p>07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76" calcext:value-type="float">
            <text:p>3277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07" calcext:value-type="date">
            <text:p>07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78" calcext:value-type="float">
            <text:p>3467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09" calcext:value-type="date">
            <text:p>09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76" calcext:value-type="float">
            <text:p>3417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10" calcext:value-type="date">
            <text:p>10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74" calcext:value-type="float">
            <text:p>3277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11" calcext:value-type="date">
            <text:p>11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80" calcext:value-type="float">
            <text:p>3418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11" calcext:value-type="date">
            <text:p>11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14" calcext:value-type="float">
            <text:p>3801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11" calcext:value-type="date">
            <text:p>11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84" calcext:value-type="float">
            <text:p>3288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12" calcext:value-type="date">
            <text:p>12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82" calcext:value-type="float">
            <text:p>3418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13" calcext:value-type="date">
            <text:p>13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86" calcext:value-type="float">
            <text:p>3288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14" calcext:value-type="date">
            <text:p>14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88" calcext:value-type="float">
            <text:p>3288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14" calcext:value-type="date">
            <text:p>14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87" calcext:value-type="float">
            <text:p>3288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14" calcext:value-type="date">
            <text:p>14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85" calcext:value-type="float">
            <text:p>3288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17" calcext:value-type="date">
            <text:p>17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94" calcext:value-type="float">
            <text:p>3289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17" calcext:value-type="date">
            <text:p>17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90" calcext:value-type="float">
            <text:p>3289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19" calcext:value-type="date">
            <text:p>19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80" calcext:value-type="float">
            <text:p>3288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19" calcext:value-type="date">
            <text:p>19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091" calcext:value-type="float">
            <text:p>3309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20" calcext:value-type="date">
            <text:p>20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95" calcext:value-type="float">
            <text:p>3439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22" calcext:value-type="date">
            <text:p>22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83" calcext:value-type="float">
            <text:p>3418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23" calcext:value-type="date">
            <text:p>23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National Police of Ukraine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990" calcext:value-type="float">
            <text:p>3299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23" calcext:value-type="date">
            <text:p>23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988" calcext:value-type="float">
            <text:p>3298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23" calcext:value-type="date">
            <text:p>23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75" calcext:value-type="float">
            <text:p>3467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24" calcext:value-type="date">
            <text:p>24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93" calcext:value-type="float">
            <text:p>3309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25" calcext:value-type="date">
            <text:p>25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96" calcext:value-type="float">
            <text:p>3439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25" calcext:value-type="date">
            <text:p>25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03" calcext:value-type="float">
            <text:p>3310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25" calcext:value-type="date">
            <text:p>25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96" calcext:value-type="float">
            <text:p>3309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26" calcext:value-type="date">
            <text:p>26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98" calcext:value-type="float">
            <text:p>3309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26" calcext:value-type="date">
            <text:p>26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01" calcext:value-type="float">
            <text:p>3420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27" calcext:value-type="date">
            <text:p>27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99" calcext:value-type="float">
            <text:p>3309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28" calcext:value-type="date">
            <text:p>28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00" calcext:value-type="float">
            <text:p>3310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29" calcext:value-type="date">
            <text:p>29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Not Applicable - No Direct Viole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81" calcext:value-type="float">
            <text:p>3308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30" calcext:value-type="date">
            <text:p>30/06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Patient or Family</text:p>
          </table:table-cell>
          <table:table-cell office:value-type="string" calcext:value-type="string">
            <text:p>Beneficiaries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507" calcext:value-type="float">
            <text:p>3350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01" calcext:value-type="date">
            <text:p>01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Federal Security Service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22" calcext:value-type="float">
            <text:p>3642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01" calcext:value-type="date">
            <text:p>01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72" calcext:value-type="float">
            <text:p>3467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03" calcext:value-type="date">
            <text:p>03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62" calcext:value-type="float">
            <text:p>3606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03" calcext:value-type="date">
            <text:p>03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52" calcext:value-type="float">
            <text:p>3605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03" calcext:value-type="date">
            <text:p>03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93" calcext:value-type="float">
            <text:p>3419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05" calcext:value-type="date">
            <text:p>05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85" calcext:value-type="float">
            <text:p>3418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06" calcext:value-type="date">
            <text:p>06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210" calcext:value-type="float">
            <text:p>3321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06" calcext:value-type="date">
            <text:p>06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51" calcext:value-type="float">
            <text:p>3605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07" calcext:value-type="date">
            <text:p>07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212" calcext:value-type="float">
            <text:p>3321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07" calcext:value-type="date">
            <text:p>07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66" calcext:value-type="float">
            <text:p>3336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07" calcext:value-type="date">
            <text:p>07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24" calcext:value-type="float">
            <text:p>3482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07" calcext:value-type="date">
            <text:p>07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214" calcext:value-type="float">
            <text:p>3321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07" calcext:value-type="date">
            <text:p>07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55" calcext:value-type="float">
            <text:p>3605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09" calcext:value-type="date">
            <text:p>09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64" calcext:value-type="float">
            <text:p>3336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11" calcext:value-type="date">
            <text:p>11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67" calcext:value-type="float">
            <text:p>3336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11" calcext:value-type="date">
            <text:p>11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58" calcext:value-type="float">
            <text:p>3605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12" calcext:value-type="date">
            <text:p>12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53" calcext:value-type="float">
            <text:p>3605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12" calcext:value-type="date">
            <text:p>12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57" calcext:value-type="float">
            <text:p>3605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12" calcext:value-type="date">
            <text:p>12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88" calcext:value-type="float">
            <text:p>3418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12" calcext:value-type="date">
            <text:p>12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69" calcext:value-type="float">
            <text:p>3336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13" calcext:value-type="date">
            <text:p>13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54" calcext:value-type="float">
            <text:p>3605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13" calcext:value-type="date">
            <text:p>13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61" calcext:value-type="float">
            <text:p>3336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13" calcext:value-type="date">
            <text:p>13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70" calcext:value-type="float">
            <text:p>3337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14" calcext:value-type="date">
            <text:p>14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, Docto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71" calcext:value-type="float">
            <text:p>3337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14" calcext:value-type="date">
            <text:p>14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92" calcext:value-type="float">
            <text:p>3419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14" calcext:value-type="date">
            <text:p>14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02" calcext:value-type="float">
            <text:p>3680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15" calcext:value-type="date">
            <text:p>15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12" calcext:value-type="float">
            <text:p>3341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15" calcext:value-type="date">
            <text:p>15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13" calcext:value-type="float">
            <text:p>3341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16" calcext:value-type="date">
            <text:p>16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85" calcext:value-type="float">
            <text:p>3318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16" calcext:value-type="date">
            <text:p>16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71" calcext:value-type="float">
            <text:p>3467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16" calcext:value-type="date">
            <text:p>16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414" calcext:value-type="float">
            <text:p>3341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17" calcext:value-type="date">
            <text:p>17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Patient or Family</text:p>
          </table:table-cell>
          <table:table-cell office:value-type="string" calcext:value-type="string">
            <text:p>Beneficiarie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415" calcext:value-type="float">
            <text:p>3341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17" calcext:value-type="date">
            <text:p>17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04" calcext:value-type="float">
            <text:p>3680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18" calcext:value-type="date">
            <text:p>18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51" calcext:value-type="float">
            <text:p>3465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18" calcext:value-type="date">
            <text:p>18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22" calcext:value-type="float">
            <text:p>3342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18" calcext:value-type="date">
            <text:p>18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24" calcext:value-type="float">
            <text:p>3342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19" calcext:value-type="date">
            <text:p>19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425" calcext:value-type="float">
            <text:p>3342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21" calcext:value-type="date">
            <text:p>21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61" calcext:value-type="float">
            <text:p>3606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21" calcext:value-type="date">
            <text:p>21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26" calcext:value-type="float">
            <text:p>3342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22" calcext:value-type="date">
            <text:p>22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09" calcext:value-type="float">
            <text:p>3350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22" calcext:value-type="date">
            <text:p>22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08" calcext:value-type="float">
            <text:p>3350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23" calcext:value-type="date">
            <text:p>23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08" calcext:value-type="float">
            <text:p>3680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25" calcext:value-type="date">
            <text:p>25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49" calcext:value-type="float">
            <text:p>3464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26" calcext:value-type="date">
            <text:p>26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Health worker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342" calcext:value-type="float">
            <text:p>3534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27" calcext:value-type="date">
            <text:p>27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66" calcext:value-type="float">
            <text:p>3606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27" calcext:value-type="date">
            <text:p>27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12" calcext:value-type="float">
            <text:p>3351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27" calcext:value-type="date">
            <text:p>27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63" calcext:value-type="float">
            <text:p>3606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28" calcext:value-type="date">
            <text:p>28/07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41" calcext:value-type="float">
            <text:p>3534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01" calcext:value-type="date">
            <text:p>01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03" calcext:value-type="float">
            <text:p>3770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01" calcext:value-type="date">
            <text:p>01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17" calcext:value-type="float">
            <text:p>3441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01" calcext:value-type="date">
            <text:p>01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67" calcext:value-type="float">
            <text:p>3606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01" calcext:value-type="date">
            <text:p>01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01" calcext:value-type="float">
            <text:p>3770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01" calcext:value-type="date">
            <text:p>01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02" calcext:value-type="float">
            <text:p>3770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01" calcext:value-type="date">
            <text:p>01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677" calcext:value-type="float">
            <text:p>3767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03" calcext:value-type="date">
            <text:p>03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65" calcext:value-type="float">
            <text:p>3606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05" calcext:value-type="date">
            <text:p>05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04" calcext:value-type="float">
            <text:p>3770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11" calcext:value-type="date">
            <text:p>11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69" calcext:value-type="float">
            <text:p>3606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11" calcext:value-type="date">
            <text:p>11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68" calcext:value-type="float">
            <text:p>3606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12" calcext:value-type="date">
            <text:p>12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41" calcext:value-type="float">
            <text:p>3784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14" calcext:value-type="date">
            <text:p>14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Patient or Family</text:p>
          </table:table-cell>
          <table:table-cell office:value-type="string" calcext:value-type="string">
            <text:p>Beneficiaries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NoInformation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995" calcext:value-type="float">
            <text:p>3399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19" calcext:value-type="date">
            <text:p>19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06" calcext:value-type="float">
            <text:p>3380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21" calcext:value-type="date">
            <text:p>21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02" calcext:value-type="float">
            <text:p>3380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22" calcext:value-type="date">
            <text:p>22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42" calcext:value-type="float">
            <text:p>3784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23" calcext:value-type="date">
            <text:p>23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05" calcext:value-type="float">
            <text:p>3380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23" calcext:value-type="date">
            <text:p>23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10" calcext:value-type="float">
            <text:p>3681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24" calcext:value-type="date">
            <text:p>24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65" calcext:value-type="float">
            <text:p>3466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24" calcext:value-type="date">
            <text:p>24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02" calcext:value-type="float">
            <text:p>3470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27" calcext:value-type="date">
            <text:p>27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04" calcext:value-type="float">
            <text:p>3380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28" calcext:value-type="date">
            <text:p>28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64" calcext:value-type="float">
            <text:p>3426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28" calcext:value-type="date">
            <text:p>28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03" calcext:value-type="float">
            <text:p>3380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29" calcext:value-type="date">
            <text:p>29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82" calcext:value-type="float">
            <text:p>3428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30" calcext:value-type="date">
            <text:p>30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265" calcext:value-type="float">
            <text:p>3426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30" calcext:value-type="date">
            <text:p>30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58" calcext:value-type="float">
            <text:p>3645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30" calcext:value-type="date">
            <text:p>30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43" calcext:value-type="float">
            <text:p>3784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31" calcext:value-type="date">
            <text:p>31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19" calcext:value-type="float">
            <text:p>3611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31" calcext:value-type="date">
            <text:p>31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20" calcext:value-type="float">
            <text:p>3612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31" calcext:value-type="date">
            <text:p>31/08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Patient or Family</text:p>
          </table:table-cell>
          <table:table-cell office:value-type="string" calcext:value-type="string">
            <text:p>Beneficiaries</text:p>
          </table:table-cell>
          <table:table-cell office:value-type="string" calcext:value-type="string">
            <text:p>Unarmed Perpetrato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266" calcext:value-type="float">
            <text:p>3426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01" calcext:value-type="date">
            <text:p>01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53" calcext:value-type="float">
            <text:p>3835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01" calcext:value-type="date">
            <text:p>01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70" calcext:value-type="float">
            <text:p>3607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01" calcext:value-type="date">
            <text:p>01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71" calcext:value-type="float">
            <text:p>3607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02" calcext:value-type="date">
            <text:p>02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74" calcext:value-type="float">
            <text:p>3607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04" calcext:value-type="date">
            <text:p>04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49" calcext:value-type="float">
            <text:p>3584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05" calcext:value-type="date">
            <text:p>05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80" calcext:value-type="float">
            <text:p>3428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05" calcext:value-type="date">
            <text:p>05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75" calcext:value-type="float">
            <text:p>3607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05" calcext:value-type="date">
            <text:p>05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I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78" calcext:value-type="float">
            <text:p>3427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06" calcext:value-type="date">
            <text:p>06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81" calcext:value-type="float">
            <text:p>3428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06" calcext:value-type="date">
            <text:p>06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06" calcext:value-type="float">
            <text:p>3420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07" calcext:value-type="date">
            <text:p>07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63" calcext:value-type="float">
            <text:p>3426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07" calcext:value-type="date">
            <text:p>07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62" calcext:value-type="float">
            <text:p>3426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09" calcext:value-type="date">
            <text:p>09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41" calcext:value-type="float">
            <text:p>3464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09" calcext:value-type="date">
            <text:p>09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42" calcext:value-type="float">
            <text:p>3464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09" calcext:value-type="date">
            <text:p>09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75" calcext:value-type="float">
            <text:p>3427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09" calcext:value-type="date">
            <text:p>09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40" calcext:value-type="float">
            <text:p>3464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09" calcext:value-type="date">
            <text:p>09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43" calcext:value-type="float">
            <text:p>3464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11" calcext:value-type="date">
            <text:p>11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57" calcext:value-type="float">
            <text:p>3465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11" calcext:value-type="date">
            <text:p>11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25" calcext:value-type="float">
            <text:p>3612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11" calcext:value-type="date">
            <text:p>11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56" calcext:value-type="float">
            <text:p>3465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12" calcext:value-type="date">
            <text:p>12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22" calcext:value-type="float">
            <text:p>3612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14" calcext:value-type="date">
            <text:p>14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t Applicable - No Direct Viol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660" calcext:value-type="float">
            <text:p>3466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15" calcext:value-type="date">
            <text:p>15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64" calcext:value-type="float">
            <text:p>3466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15" calcext:value-type="date">
            <text:p>15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62" calcext:value-type="float">
            <text:p>3466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15" calcext:value-type="date">
            <text:p>15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61" calcext:value-type="float">
            <text:p>3466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17" calcext:value-type="date">
            <text:p>17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85" calcext:value-type="float">
            <text:p>3468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17" calcext:value-type="date">
            <text:p>17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82" calcext:value-type="float">
            <text:p>3468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18" calcext:value-type="date">
            <text:p>18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28" calcext:value-type="float">
            <text:p>3612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18" calcext:value-type="date">
            <text:p>18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27" calcext:value-type="float">
            <text:p>3612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18" calcext:value-type="date">
            <text:p>18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67" calcext:value-type="float">
            <text:p>3466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18" calcext:value-type="date">
            <text:p>18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86" calcext:value-type="float">
            <text:p>3468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19" calcext:value-type="date">
            <text:p>19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59" calcext:value-type="float">
            <text:p>3515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21" calcext:value-type="date">
            <text:p>21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88" calcext:value-type="float">
            <text:p>3468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22" calcext:value-type="date">
            <text:p>22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92" calcext:value-type="float">
            <text:p>3469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22" calcext:value-type="date">
            <text:p>22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14" calcext:value-type="float">
            <text:p>3531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23" calcext:value-type="date">
            <text:p>23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36" calcext:value-type="float">
            <text:p>3613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24" calcext:value-type="date">
            <text:p>24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09" calcext:value-type="float">
            <text:p>3470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24" calcext:value-type="date">
            <text:p>24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43" calcext:value-type="float">
            <text:p>3614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25" calcext:value-type="date">
            <text:p>25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01" calcext:value-type="float">
            <text:p>3470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25" calcext:value-type="date">
            <text:p>25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00" calcext:value-type="float">
            <text:p>3470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25" calcext:value-type="date">
            <text:p>25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46" calcext:value-type="float">
            <text:p>3614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25" calcext:value-type="date">
            <text:p>25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47" calcext:value-type="float">
            <text:p>3614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26" calcext:value-type="date">
            <text:p>26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93" calcext:value-type="float">
            <text:p>3469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26" calcext:value-type="date">
            <text:p>26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66" calcext:value-type="float">
            <text:p>3476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26" calcext:value-type="date">
            <text:p>26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03" calcext:value-type="float">
            <text:p>3470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27" calcext:value-type="date">
            <text:p>27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14" calcext:value-type="float">
            <text:p>3471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27" calcext:value-type="date">
            <text:p>27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34" calcext:value-type="float">
            <text:p>3673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28" calcext:value-type="date">
            <text:p>28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65" calcext:value-type="float">
            <text:p>3476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29" calcext:value-type="date">
            <text:p>29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48" calcext:value-type="float">
            <text:p>3614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29" calcext:value-type="date">
            <text:p>29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Russia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34715" calcext:value-type="float">
            <text:p>3471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30" calcext:value-type="date">
            <text:p>30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46" calcext:value-type="float">
            <text:p>3514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30" calcext:value-type="date">
            <text:p>30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55" calcext:value-type="float">
            <text:p>3655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30" calcext:value-type="date">
            <text:p>30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07" calcext:value-type="float">
            <text:p>3670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30" calcext:value-type="date">
            <text:p>30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chnici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36556" calcext:value-type="float">
            <text:p>3655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30" calcext:value-type="date">
            <text:p>30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68" calcext:value-type="float">
            <text:p>3476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30" calcext:value-type="date">
            <text:p>30/09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17" calcext:value-type="float">
            <text:p>3531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02" calcext:value-type="date">
            <text:p>02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Volunte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47" calcext:value-type="float">
            <text:p>3514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03" calcext:value-type="date">
            <text:p>03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32" calcext:value-type="float">
            <text:p>3533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03" calcext:value-type="date">
            <text:p>03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, 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12" calcext:value-type="float">
            <text:p>3631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07" calcext:value-type="date">
            <text:p>07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27" calcext:value-type="float">
            <text:p>3582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08" calcext:value-type="date">
            <text:p>08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15" calcext:value-type="float">
            <text:p>3841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08" calcext:value-type="date">
            <text:p>08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70" calcext:value-type="float">
            <text:p>3497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10" calcext:value-type="date">
            <text:p>10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09" calcext:value-type="float">
            <text:p>3670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10" calcext:value-type="date">
            <text:p>10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10" calcext:value-type="float">
            <text:p>3671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10" calcext:value-type="date">
            <text:p>10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45" calcext:value-type="float">
            <text:p>3504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10" calcext:value-type="date">
            <text:p>10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33" calcext:value-type="float">
            <text:p>3503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11" calcext:value-type="date">
            <text:p>11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13" calcext:value-type="float">
            <text:p>3631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11" calcext:value-type="date">
            <text:p>11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Ukrain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71" calcext:value-type="float">
            <text:p>3537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11" calcext:value-type="date">
            <text:p>11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93" calcext:value-type="float">
            <text:p>3839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13" calcext:value-type="date">
            <text:p>13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74" calcext:value-type="float">
            <text:p>3497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13" calcext:value-type="date">
            <text:p>13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Local Authoriti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05" calcext:value-type="float">
            <text:p>3500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15" calcext:value-type="date">
            <text:p>15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18" calcext:value-type="float">
            <text:p>3841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16" calcext:value-type="date">
            <text:p>16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15" calcext:value-type="float">
            <text:p>3631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17" calcext:value-type="date">
            <text:p>17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55" calcext:value-type="float">
            <text:p>3515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18" calcext:value-type="date">
            <text:p>18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20" calcext:value-type="float">
            <text:p>3512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18" calcext:value-type="date">
            <text:p>18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40" calcext:value-type="float">
            <text:p>3534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19" calcext:value-type="date">
            <text:p>19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08" calcext:value-type="float">
            <text:p>3510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19" calcext:value-type="date">
            <text:p>19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36" calcext:value-type="float">
            <text:p>3533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22" calcext:value-type="date">
            <text:p>22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16" calcext:value-type="float">
            <text:p>3631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23" calcext:value-type="date">
            <text:p>23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15" calcext:value-type="float">
            <text:p>3531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25" calcext:value-type="date">
            <text:p>25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133" calcext:value-type="float">
            <text:p>3513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26" calcext:value-type="date">
            <text:p>26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149" calcext:value-type="float">
            <text:p>3514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27" calcext:value-type="date">
            <text:p>27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17" calcext:value-type="float">
            <text:p>3631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27" calcext:value-type="date">
            <text:p>27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37" calcext:value-type="float">
            <text:p>3533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28" calcext:value-type="date">
            <text:p>28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18" calcext:value-type="float">
            <text:p>3631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28" calcext:value-type="date">
            <text:p>28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77" calcext:value-type="float">
            <text:p>3527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29" calcext:value-type="date">
            <text:p>29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80" calcext:value-type="float">
            <text:p>3528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30" calcext:value-type="date">
            <text:p>30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72" calcext:value-type="float">
            <text:p>3527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30" calcext:value-type="date">
            <text:p>30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84" calcext:value-type="float">
            <text:p>3528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31" calcext:value-type="date">
            <text:p>31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66" calcext:value-type="float">
            <text:p>3536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31" calcext:value-type="date">
            <text:p>31/10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71" calcext:value-type="float">
            <text:p>3527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01" calcext:value-type="date">
            <text:p>01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489" calcext:value-type="float">
            <text:p>3548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01" calcext:value-type="date">
            <text:p>01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11" calcext:value-type="float">
            <text:p>3671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01" calcext:value-type="date">
            <text:p>01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20" calcext:value-type="float">
            <text:p>3632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02" calcext:value-type="date">
            <text:p>02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12" calcext:value-type="float">
            <text:p>3671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02" calcext:value-type="date">
            <text:p>02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86" calcext:value-type="float">
            <text:p>3528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03" calcext:value-type="date">
            <text:p>03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58" calcext:value-type="float">
            <text:p>3535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03" calcext:value-type="date">
            <text:p>03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Health worke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294" calcext:value-type="float">
            <text:p>3529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03" calcext:value-type="date">
            <text:p>03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65" calcext:value-type="float">
            <text:p>3536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07" calcext:value-type="date">
            <text:p>07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62" calcext:value-type="float">
            <text:p>3536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07" calcext:value-type="date">
            <text:p>07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61" calcext:value-type="float">
            <text:p>3536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08" calcext:value-type="date">
            <text:p>08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60" calcext:value-type="float">
            <text:p>3536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09" calcext:value-type="date">
            <text:p>09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63" calcext:value-type="float">
            <text:p>3536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10" calcext:value-type="date">
            <text:p>10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64" calcext:value-type="float">
            <text:p>3536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11" calcext:value-type="date">
            <text:p>11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602" calcext:value-type="float">
            <text:p>3560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12" calcext:value-type="date">
            <text:p>12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31" calcext:value-type="float">
            <text:p>3543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13" calcext:value-type="date">
            <text:p>13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605" calcext:value-type="float">
            <text:p>3560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13" calcext:value-type="date">
            <text:p>13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52" calcext:value-type="float">
            <text:p>3545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13" calcext:value-type="date">
            <text:p>13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22" calcext:value-type="float">
            <text:p>3632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14" calcext:value-type="date">
            <text:p>14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38" calcext:value-type="float">
            <text:p>3543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15" calcext:value-type="date">
            <text:p>15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80" calcext:value-type="float">
            <text:p>3548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15" calcext:value-type="date">
            <text:p>15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82" calcext:value-type="float">
            <text:p>3548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15" calcext:value-type="date">
            <text:p>15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84" calcext:value-type="float">
            <text:p>3548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15" calcext:value-type="date">
            <text:p>15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81" calcext:value-type="float">
            <text:p>3548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15" calcext:value-type="date">
            <text:p>15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19" calcext:value-type="float">
            <text:p>3841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16" calcext:value-type="date">
            <text:p>16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87" calcext:value-type="float">
            <text:p>3548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16" calcext:value-type="date">
            <text:p>16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85" calcext:value-type="float">
            <text:p>3548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17" calcext:value-type="date">
            <text:p>17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777" calcext:value-type="float">
            <text:p>3577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18" calcext:value-type="date">
            <text:p>18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779" calcext:value-type="float">
            <text:p>3577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18" calcext:value-type="date">
            <text:p>18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781" calcext:value-type="float">
            <text:p>3578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18" calcext:value-type="date">
            <text:p>18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30" calcext:value-type="float">
            <text:p>3583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18" calcext:value-type="date">
            <text:p>18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31" calcext:value-type="float">
            <text:p>3583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18" calcext:value-type="date">
            <text:p>18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32" calcext:value-type="float">
            <text:p>3583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18" calcext:value-type="date">
            <text:p>18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607" calcext:value-type="float">
            <text:p>3560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22" calcext:value-type="date">
            <text:p>22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783" calcext:value-type="float">
            <text:p>3578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23" calcext:value-type="date">
            <text:p>23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788" calcext:value-type="float">
            <text:p>3578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23" calcext:value-type="date">
            <text:p>23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786" calcext:value-type="float">
            <text:p>3578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23" calcext:value-type="date">
            <text:p>23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789" calcext:value-type="float">
            <text:p>3578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23" calcext:value-type="date">
            <text:p>23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790" calcext:value-type="float">
            <text:p>3579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23" calcext:value-type="date">
            <text:p>23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18" calcext:value-type="float">
            <text:p>3581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23" calcext:value-type="date">
            <text:p>23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25" calcext:value-type="float">
            <text:p>3582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23" calcext:value-type="date">
            <text:p>23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784" calcext:value-type="float">
            <text:p>3578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23" calcext:value-type="date">
            <text:p>23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785" calcext:value-type="float">
            <text:p>3578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24" calcext:value-type="date">
            <text:p>24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26" calcext:value-type="float">
            <text:p>3632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24" calcext:value-type="date">
            <text:p>24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824" calcext:value-type="float">
            <text:p>3582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24" calcext:value-type="date">
            <text:p>24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22" calcext:value-type="float">
            <text:p>3582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24" calcext:value-type="date">
            <text:p>24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21" calcext:value-type="float">
            <text:p>3582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24" calcext:value-type="date">
            <text:p>24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19" calcext:value-type="float">
            <text:p>3581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25" calcext:value-type="date">
            <text:p>25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33" calcext:value-type="float">
            <text:p>3583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25" calcext:value-type="date">
            <text:p>25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34" calcext:value-type="float">
            <text:p>3583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25" calcext:value-type="date">
            <text:p>25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35" calcext:value-type="float">
            <text:p>3583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25" calcext:value-type="date">
            <text:p>25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52" calcext:value-type="float">
            <text:p>3585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26" calcext:value-type="date">
            <text:p>26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78" calcext:value-type="float">
            <text:p>3587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26" calcext:value-type="date">
            <text:p>26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39" calcext:value-type="float">
            <text:p>3803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26" calcext:value-type="date">
            <text:p>26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54" calcext:value-type="float">
            <text:p>3585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27" calcext:value-type="date">
            <text:p>27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55" calcext:value-type="float">
            <text:p>3585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29" calcext:value-type="date">
            <text:p>29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70" calcext:value-type="float">
            <text:p>3587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29" calcext:value-type="date">
            <text:p>29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72" calcext:value-type="float">
            <text:p>3587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30" calcext:value-type="date">
            <text:p>30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724" calcext:value-type="float">
            <text:p>3572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30" calcext:value-type="date">
            <text:p>30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723" calcext:value-type="float">
            <text:p>3572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30" calcext:value-type="date">
            <text:p>30/11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725" calcext:value-type="float">
            <text:p>3572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01" calcext:value-type="date">
            <text:p>01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00" calcext:value-type="float">
            <text:p>3670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01" calcext:value-type="date">
            <text:p>01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Health worker</text:p>
          </table:table-cell>
          <table:table-cell office:value-type="string" calcext:value-type="string">
            <text:p>Fist and Foot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6072" calcext:value-type="float">
            <text:p>3607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02" calcext:value-type="date">
            <text:p>02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45" calcext:value-type="float">
            <text:p>3634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02" calcext:value-type="date">
            <text:p>02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29" calcext:value-type="float">
            <text:p>3632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05" calcext:value-type="date">
            <text:p>05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National Police of Ukrain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35740" calcext:value-type="float">
            <text:p>3574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05" calcext:value-type="date">
            <text:p>05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46" calcext:value-type="float">
            <text:p>3634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06" calcext:value-type="date">
            <text:p>06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48" calcext:value-type="float">
            <text:p>3634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06" calcext:value-type="date">
            <text:p>06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47" calcext:value-type="float">
            <text:p>3634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06" calcext:value-type="date">
            <text:p>06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89" calcext:value-type="float">
            <text:p>3598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06" calcext:value-type="date">
            <text:p>06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88" calcext:value-type="float">
            <text:p>3598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08" calcext:value-type="date">
            <text:p>08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94" calcext:value-type="float">
            <text:p>3639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08" calcext:value-type="date">
            <text:p>08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96" calcext:value-type="float">
            <text:p>3639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09" calcext:value-type="date">
            <text:p>09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6018" calcext:value-type="float">
            <text:p>3601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09" calcext:value-type="date">
            <text:p>09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10" calcext:value-type="float">
            <text:p>3601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09" calcext:value-type="date">
            <text:p>09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11" calcext:value-type="float">
            <text:p>3601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09" calcext:value-type="date">
            <text:p>09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17" calcext:value-type="float">
            <text:p>3601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0" calcext:value-type="date">
            <text:p>10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30" calcext:value-type="float">
            <text:p>3803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0" calcext:value-type="date">
            <text:p>10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6031" calcext:value-type="float">
            <text:p>3603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0" calcext:value-type="date">
            <text:p>10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87" calcext:value-type="float">
            <text:p>3588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1" calcext:value-type="date">
            <text:p>11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21" calcext:value-type="float">
            <text:p>3602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2" calcext:value-type="date">
            <text:p>12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26" calcext:value-type="float">
            <text:p>3672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2" calcext:value-type="date">
            <text:p>12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29" calcext:value-type="float">
            <text:p>3802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3" calcext:value-type="date">
            <text:p>13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33" calcext:value-type="float">
            <text:p>3603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3" calcext:value-type="date">
            <text:p>13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10" calcext:value-type="float">
            <text:p>3641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5" calcext:value-type="date">
            <text:p>15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82" calcext:value-type="float">
            <text:p>3608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5" calcext:value-type="date">
            <text:p>15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6042" calcext:value-type="float">
            <text:p>3604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5" calcext:value-type="date">
            <text:p>15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72" calcext:value-type="float">
            <text:p>3707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6" calcext:value-type="date">
            <text:p>16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84" calcext:value-type="float">
            <text:p>3608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6" calcext:value-type="date">
            <text:p>16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83" calcext:value-type="float">
            <text:p>3608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7" calcext:value-type="date">
            <text:p>17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11" calcext:value-type="float">
            <text:p>3611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7" calcext:value-type="date">
            <text:p>17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28" calcext:value-type="float">
            <text:p>3802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7" calcext:value-type="date">
            <text:p>17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72" calcext:value-type="float">
            <text:p>3657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7" calcext:value-type="date">
            <text:p>17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97" calcext:value-type="float">
            <text:p>3639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8" calcext:value-type="date">
            <text:p>18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14" calcext:value-type="float">
            <text:p>3611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8" calcext:value-type="date">
            <text:p>18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15" calcext:value-type="float">
            <text:p>3611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8" calcext:value-type="date">
            <text:p>18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18" calcext:value-type="float">
            <text:p>3611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8" calcext:value-type="date">
            <text:p>18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24" calcext:value-type="float">
            <text:p>3802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8" calcext:value-type="date">
            <text:p>18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22" calcext:value-type="float">
            <text:p>3802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9" calcext:value-type="date">
            <text:p>19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28" calcext:value-type="float">
            <text:p>3672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9" calcext:value-type="date">
            <text:p>19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21" calcext:value-type="float">
            <text:p>3802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9" calcext:value-type="date">
            <text:p>19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98" calcext:value-type="float">
            <text:p>3639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9" calcext:value-type="date">
            <text:p>19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85" calcext:value-type="float">
            <text:p>3658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9" calcext:value-type="date">
            <text:p>19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31" calcext:value-type="float">
            <text:p>3613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20" calcext:value-type="date">
            <text:p>20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909" calcext:value-type="float">
            <text:p>3790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20" calcext:value-type="date">
            <text:p>20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19" calcext:value-type="float">
            <text:p>3801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21" calcext:value-type="date">
            <text:p>21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34" calcext:value-type="float">
            <text:p>3613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22" calcext:value-type="date">
            <text:p>22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35" calcext:value-type="float">
            <text:p>3613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23" calcext:value-type="date">
            <text:p>23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03" calcext:value-type="float">
            <text:p>3640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23" calcext:value-type="date">
            <text:p>23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00" calcext:value-type="float">
            <text:p>3640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24" calcext:value-type="date">
            <text:p>24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16" calcext:value-type="float">
            <text:p>3651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24" calcext:value-type="date">
            <text:p>24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58" calcext:value-type="float">
            <text:p>3655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24" calcext:value-type="date">
            <text:p>24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01" calcext:value-type="float">
            <text:p>3640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24" calcext:value-type="date">
            <text:p>24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15" calcext:value-type="float">
            <text:p>3651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25" calcext:value-type="date">
            <text:p>25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13" calcext:value-type="float">
            <text:p>3801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25" calcext:value-type="date">
            <text:p>25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02" calcext:value-type="float">
            <text:p>3640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25" calcext:value-type="date">
            <text:p>25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18" calcext:value-type="float">
            <text:p>3651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26" calcext:value-type="date">
            <text:p>26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19" calcext:value-type="float">
            <text:p>3651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27" calcext:value-type="date">
            <text:p>27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04" calcext:value-type="float">
            <text:p>3640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28" calcext:value-type="date">
            <text:p>28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12" calcext:value-type="float">
            <text:p>3801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29" calcext:value-type="date">
            <text:p>29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05" calcext:value-type="float">
            <text:p>3640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29" calcext:value-type="date">
            <text:p>29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t Applicable - No Direct Viole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6541" calcext:value-type="float">
            <text:p>3654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29" calcext:value-type="date">
            <text:p>29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Armed Forces of Ukraine</text:p>
          </table:table-cell>
          <table:table-cell office:value-type="string" calcext:value-type="string">
            <text:p>Air-Launched Explosive Weapon, 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07" calcext:value-type="float">
            <text:p>3640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31" calcext:value-type="date">
            <text:p>31/12/202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45" calcext:value-type="float">
            <text:p>3654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01" calcext:value-type="date">
            <text:p>01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Wagner Group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10" calcext:value-type="float">
            <text:p>3661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03" calcext:value-type="date">
            <text:p>03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Ukraine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668" calcext:value-type="float">
            <text:p>3766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04" calcext:value-type="date">
            <text:p>04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6550" calcext:value-type="float">
            <text:p>3655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04" calcext:value-type="date">
            <text:p>04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6549" calcext:value-type="float">
            <text:p>3654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06" calcext:value-type="date">
            <text:p>06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13" calcext:value-type="float">
            <text:p>3681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07" calcext:value-type="date">
            <text:p>07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14" calcext:value-type="float">
            <text:p>3681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09" calcext:value-type="date">
            <text:p>09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Patient or Family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Knif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6832" calcext:value-type="float">
            <text:p>3683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09" calcext:value-type="date">
            <text:p>09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31" calcext:value-type="float">
            <text:p>3683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10" calcext:value-type="date">
            <text:p>10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471" calcext:value-type="float">
            <text:p>3747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10" calcext:value-type="date">
            <text:p>10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33" calcext:value-type="float">
            <text:p>3683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11" calcext:value-type="date">
            <text:p>11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45" calcext:value-type="float">
            <text:p>3684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11" calcext:value-type="date">
            <text:p>11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80" calcext:value-type="float">
            <text:p>3688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15" calcext:value-type="date">
            <text:p>15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82" calcext:value-type="float">
            <text:p>3668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15" calcext:value-type="date">
            <text:p>15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44" calcext:value-type="float">
            <text:p>3664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15" calcext:value-type="date">
            <text:p>15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95" calcext:value-type="float">
            <text:p>3779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15" calcext:value-type="date">
            <text:p>15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81" calcext:value-type="float">
            <text:p>3668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15" calcext:value-type="date">
            <text:p>15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79" calcext:value-type="float">
            <text:p>3667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16" calcext:value-type="date">
            <text:p>16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05" calcext:value-type="float">
            <text:p>3670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16" calcext:value-type="date">
            <text:p>16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50" calcext:value-type="float">
            <text:p>3675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16" calcext:value-type="date">
            <text:p>16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11" calcext:value-type="float">
            <text:p>3681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17" calcext:value-type="date">
            <text:p>17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12" calcext:value-type="float">
            <text:p>3681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17" calcext:value-type="date">
            <text:p>17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667" calcext:value-type="float">
            <text:p>3766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17" calcext:value-type="date">
            <text:p>17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45" calcext:value-type="float">
            <text:p>3784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18" calcext:value-type="date">
            <text:p>18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Federal Security Service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48" calcext:value-type="float">
            <text:p>3674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19" calcext:value-type="date">
            <text:p>19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31" calcext:value-type="float">
            <text:p>3693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21" calcext:value-type="date">
            <text:p>21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Ukraine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15" calcext:value-type="float">
            <text:p>3691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21" calcext:value-type="date">
            <text:p>21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Russ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28" calcext:value-type="float">
            <text:p>3692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21" calcext:value-type="date">
            <text:p>21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Russ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30" calcext:value-type="float">
            <text:p>3693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21" calcext:value-type="date">
            <text:p>21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32" calcext:value-type="float">
            <text:p>3693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22" calcext:value-type="date">
            <text:p>22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33" calcext:value-type="float">
            <text:p>3693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24" calcext:value-type="date">
            <text:p>24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40" calcext:value-type="float">
            <text:p>3694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24" calcext:value-type="date">
            <text:p>24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37" calcext:value-type="float">
            <text:p>3693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25" calcext:value-type="date">
            <text:p>25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56" calcext:value-type="float">
            <text:p>3695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25" calcext:value-type="date">
            <text:p>25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57" calcext:value-type="float">
            <text:p>3695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25" calcext:value-type="date">
            <text:p>25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58" calcext:value-type="float">
            <text:p>3695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25" calcext:value-type="date">
            <text:p>25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60" calcext:value-type="float">
            <text:p>3696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25" calcext:value-type="date">
            <text:p>25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614" calcext:value-type="float">
            <text:p>3861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28" calcext:value-type="date">
            <text:p>28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Ukraine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office:value-type="float" office:value="12" calcext:value-type="float">
            <text:p>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76" calcext:value-type="float">
            <text:p>3697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28" calcext:value-type="date">
            <text:p>28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73" calcext:value-type="float">
            <text:p>3697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29" calcext:value-type="date">
            <text:p>29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, Oth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85" calcext:value-type="float">
            <text:p>3698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30" calcext:value-type="date">
            <text:p>30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61" calcext:value-type="float">
            <text:p>3696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31" calcext:value-type="date">
            <text:p>31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95" calcext:value-type="float">
            <text:p>3709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31" calcext:value-type="date">
            <text:p>31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94" calcext:value-type="float">
            <text:p>3709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31" calcext:value-type="date">
            <text:p>31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03" calcext:value-type="float">
            <text:p>3700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31" calcext:value-type="date">
            <text:p>31/01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Ukraine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87" calcext:value-type="float">
            <text:p>3698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01" calcext:value-type="date">
            <text:p>01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04" calcext:value-type="float">
            <text:p>3700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02" calcext:value-type="date">
            <text:p>02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32" calcext:value-type="float">
            <text:p>3703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02" calcext:value-type="date">
            <text:p>02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06" calcext:value-type="float">
            <text:p>3700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02" calcext:value-type="date">
            <text:p>02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24" calcext:value-type="float">
            <text:p>3702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02" calcext:value-type="date">
            <text:p>02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31" calcext:value-type="float">
            <text:p>3703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02" calcext:value-type="date">
            <text:p>02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08" calcext:value-type="float">
            <text:p>3700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03" calcext:value-type="date">
            <text:p>03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33" calcext:value-type="float">
            <text:p>3703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03" calcext:value-type="date">
            <text:p>03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35" calcext:value-type="float">
            <text:p>3703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04" calcext:value-type="date">
            <text:p>04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25" calcext:value-type="float">
            <text:p>3702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04" calcext:value-type="date">
            <text:p>04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36" calcext:value-type="float">
            <text:p>3703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06" calcext:value-type="date">
            <text:p>06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41" calcext:value-type="float">
            <text:p>3704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06" calcext:value-type="date">
            <text:p>06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40" calcext:value-type="float">
            <text:p>3704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07" calcext:value-type="date">
            <text:p>07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50" calcext:value-type="float">
            <text:p>3705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07" calcext:value-type="date">
            <text:p>07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42" calcext:value-type="float">
            <text:p>3704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09" calcext:value-type="date">
            <text:p>09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73" calcext:value-type="float">
            <text:p>3707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10" calcext:value-type="date">
            <text:p>10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74" calcext:value-type="float">
            <text:p>3707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11" calcext:value-type="date">
            <text:p>11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79" calcext:value-type="float">
            <text:p>3707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12" calcext:value-type="date">
            <text:p>12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75" calcext:value-type="float">
            <text:p>3707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14" calcext:value-type="date">
            <text:p>14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99" calcext:value-type="float">
            <text:p>3709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14" calcext:value-type="date">
            <text:p>14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98" calcext:value-type="float">
            <text:p>3709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14" calcext:value-type="date">
            <text:p>14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96" calcext:value-type="float">
            <text:p>3709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14" calcext:value-type="date">
            <text:p>14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438" calcext:value-type="float">
            <text:p>3743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14" calcext:value-type="date">
            <text:p>14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97" calcext:value-type="float">
            <text:p>3709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15" calcext:value-type="date">
            <text:p>15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04" calcext:value-type="float">
            <text:p>3710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15" calcext:value-type="date">
            <text:p>15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01" calcext:value-type="float">
            <text:p>3710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17" calcext:value-type="date">
            <text:p>17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457" calcext:value-type="float">
            <text:p>3745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17" calcext:value-type="date">
            <text:p>17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443" calcext:value-type="float">
            <text:p>3744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17" calcext:value-type="date">
            <text:p>17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440" calcext:value-type="float">
            <text:p>3744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17" calcext:value-type="date">
            <text:p>17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08" calcext:value-type="float">
            <text:p>3710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17" calcext:value-type="date">
            <text:p>17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699" calcext:value-type="float">
            <text:p>3769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18" calcext:value-type="date">
            <text:p>18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455" calcext:value-type="float">
            <text:p>3745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18" calcext:value-type="date">
            <text:p>18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661" calcext:value-type="float">
            <text:p>3766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20" calcext:value-type="date">
            <text:p>20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458" calcext:value-type="float">
            <text:p>3745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21" calcext:value-type="date">
            <text:p>21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46" calcext:value-type="float">
            <text:p>3784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21" calcext:value-type="date">
            <text:p>21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460" calcext:value-type="float">
            <text:p>3746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22" calcext:value-type="date">
            <text:p>22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Local Authoriti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501" calcext:value-type="float">
            <text:p>3750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22" calcext:value-type="date">
            <text:p>22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Local Authoriti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500" calcext:value-type="float">
            <text:p>3750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22" calcext:value-type="date">
            <text:p>22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51" calcext:value-type="float">
            <text:p>3755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23" calcext:value-type="date">
            <text:p>23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03" calcext:value-type="float">
            <text:p>3750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23" calcext:value-type="date">
            <text:p>23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Doctor, Paramedic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52" calcext:value-type="float">
            <text:p>3755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23" calcext:value-type="date">
            <text:p>23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47" calcext:value-type="float">
            <text:p>3784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23" calcext:value-type="date">
            <text:p>23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51" calcext:value-type="float">
            <text:p>3785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24" calcext:value-type="date">
            <text:p>24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497" calcext:value-type="float">
            <text:p>3749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24" calcext:value-type="date">
            <text:p>24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50" calcext:value-type="float">
            <text:p>3785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24" calcext:value-type="date">
            <text:p>24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49" calcext:value-type="float">
            <text:p>3784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25" calcext:value-type="date">
            <text:p>25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537" calcext:value-type="float">
            <text:p>3753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25" calcext:value-type="date">
            <text:p>25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06" calcext:value-type="float">
            <text:p>3750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26" calcext:value-type="date">
            <text:p>26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496" calcext:value-type="float">
            <text:p>3749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27" calcext:value-type="date">
            <text:p>27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53" calcext:value-type="float">
            <text:p>3785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27" calcext:value-type="date">
            <text:p>27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39" calcext:value-type="float">
            <text:p>3753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27" calcext:value-type="date">
            <text:p>27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52" calcext:value-type="float">
            <text:p>3785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28" calcext:value-type="date">
            <text:p>28/02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55" calcext:value-type="float">
            <text:p>3785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02" calcext:value-type="date">
            <text:p>02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42" calcext:value-type="float">
            <text:p>3754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02" calcext:value-type="date">
            <text:p>02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57" calcext:value-type="float">
            <text:p>3785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02" calcext:value-type="date">
            <text:p>02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61" calcext:value-type="float">
            <text:p>3786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03" calcext:value-type="date">
            <text:p>03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43" calcext:value-type="float">
            <text:p>3754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03" calcext:value-type="date">
            <text:p>03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14" calcext:value-type="float">
            <text:p>3751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03" calcext:value-type="date">
            <text:p>03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44" calcext:value-type="float">
            <text:p>3754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03" calcext:value-type="date">
            <text:p>03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11" calcext:value-type="float">
            <text:p>3751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04" calcext:value-type="date">
            <text:p>04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54" calcext:value-type="float">
            <text:p>3755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05" calcext:value-type="date">
            <text:p>05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62" calcext:value-type="float">
            <text:p>3786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06" calcext:value-type="date">
            <text:p>06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70" calcext:value-type="float">
            <text:p>3787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07" calcext:value-type="date">
            <text:p>07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605" calcext:value-type="float">
            <text:p>3760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09" calcext:value-type="date">
            <text:p>09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28" calcext:value-type="float">
            <text:p>3772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09" calcext:value-type="date">
            <text:p>09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13" calcext:value-type="float">
            <text:p>3771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09" calcext:value-type="date">
            <text:p>09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41" calcext:value-type="float">
            <text:p>3774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10" calcext:value-type="date">
            <text:p>10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42" calcext:value-type="float">
            <text:p>3774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10" calcext:value-type="date">
            <text:p>10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Ukraine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43" calcext:value-type="float">
            <text:p>3774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11" calcext:value-type="date">
            <text:p>11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48" calcext:value-type="float">
            <text:p>3774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11" calcext:value-type="date">
            <text:p>11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45" calcext:value-type="float">
            <text:p>3774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11" calcext:value-type="date">
            <text:p>11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46" calcext:value-type="float">
            <text:p>3774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11" calcext:value-type="date">
            <text:p>11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47" calcext:value-type="float">
            <text:p>3774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13" calcext:value-type="date">
            <text:p>13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51" calcext:value-type="float">
            <text:p>3775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13" calcext:value-type="date">
            <text:p>13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50" calcext:value-type="float">
            <text:p>3775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14" calcext:value-type="date">
            <text:p>14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55" calcext:value-type="float">
            <text:p>3775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14" calcext:value-type="date">
            <text:p>14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906" calcext:value-type="float">
            <text:p>3790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14" calcext:value-type="date">
            <text:p>14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97" calcext:value-type="float">
            <text:p>3779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14" calcext:value-type="date">
            <text:p>14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88" calcext:value-type="float">
            <text:p>3778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15" calcext:value-type="date">
            <text:p>15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94" calcext:value-type="float">
            <text:p>3779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16" calcext:value-type="date">
            <text:p>16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98" calcext:value-type="float">
            <text:p>3779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18" calcext:value-type="date">
            <text:p>18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99" calcext:value-type="float">
            <text:p>3779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19" calcext:value-type="date">
            <text:p>19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907" calcext:value-type="float">
            <text:p>3790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20" calcext:value-type="date">
            <text:p>20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64" calcext:value-type="float">
            <text:p>3816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20" calcext:value-type="date">
            <text:p>20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04" calcext:value-type="float">
            <text:p>3780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21" calcext:value-type="date">
            <text:p>21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Russia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08" calcext:value-type="float">
            <text:p>3780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22" calcext:value-type="date">
            <text:p>22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920" calcext:value-type="float">
            <text:p>3792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23" calcext:value-type="date">
            <text:p>23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926" calcext:value-type="float">
            <text:p>3792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23" calcext:value-type="date">
            <text:p>23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924" calcext:value-type="float">
            <text:p>3792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24" calcext:value-type="date">
            <text:p>24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928" calcext:value-type="float">
            <text:p>3792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24" calcext:value-type="date">
            <text:p>24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32" calcext:value-type="float">
            <text:p>3803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24" calcext:value-type="date">
            <text:p>24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927" calcext:value-type="float">
            <text:p>3792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25" calcext:value-type="date">
            <text:p>25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33" calcext:value-type="float">
            <text:p>3803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25" calcext:value-type="date">
            <text:p>25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959" calcext:value-type="float">
            <text:p>3795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26" calcext:value-type="date">
            <text:p>26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Ukraine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961" calcext:value-type="float">
            <text:p>3796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28" calcext:value-type="date">
            <text:p>28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994" calcext:value-type="float">
            <text:p>3799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28" calcext:value-type="date">
            <text:p>28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Ukraine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14" calcext:value-type="float">
            <text:p>3811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28" calcext:value-type="date">
            <text:p>28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986" calcext:value-type="float">
            <text:p>3798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3-29" calcext:value-type="date">
            <text:p>29/03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03" calcext:value-type="float">
            <text:p>3800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01" calcext:value-type="date">
            <text:p>01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16" calcext:value-type="float">
            <text:p>3811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01" calcext:value-type="date">
            <text:p>01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15" calcext:value-type="float">
            <text:p>3831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02" calcext:value-type="date">
            <text:p>02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05" calcext:value-type="float">
            <text:p>3800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02" calcext:value-type="date">
            <text:p>02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18" calcext:value-type="float">
            <text:p>3811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02" calcext:value-type="date">
            <text:p>02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34" calcext:value-type="float">
            <text:p>3803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03" calcext:value-type="date">
            <text:p>03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06" calcext:value-type="float">
            <text:p>3800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03" calcext:value-type="date">
            <text:p>03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29" calcext:value-type="float">
            <text:p>3812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04" calcext:value-type="date">
            <text:p>04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08" calcext:value-type="float">
            <text:p>3800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05" calcext:value-type="date">
            <text:p>05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37" calcext:value-type="float">
            <text:p>3803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05" calcext:value-type="date">
            <text:p>05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38" calcext:value-type="float">
            <text:p>3803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07" calcext:value-type="date">
            <text:p>07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32" calcext:value-type="float">
            <text:p>3813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07" calcext:value-type="date">
            <text:p>07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8139" calcext:value-type="float">
            <text:p>3813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08" calcext:value-type="date">
            <text:p>08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68" calcext:value-type="float">
            <text:p>3816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08" calcext:value-type="date">
            <text:p>08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14" calcext:value-type="float">
            <text:p>3831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10" calcext:value-type="date">
            <text:p>10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54" calcext:value-type="float">
            <text:p>3845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10" calcext:value-type="date">
            <text:p>10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43" calcext:value-type="float">
            <text:p>3814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12" calcext:value-type="date">
            <text:p>12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8318" calcext:value-type="float">
            <text:p>3831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12" calcext:value-type="date">
            <text:p>12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22" calcext:value-type="float">
            <text:p>3832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12" calcext:value-type="date">
            <text:p>12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23" calcext:value-type="float">
            <text:p>3832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13" calcext:value-type="date">
            <text:p>13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Health worke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8355" calcext:value-type="float">
            <text:p>3835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13" calcext:value-type="date">
            <text:p>13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26" calcext:value-type="float">
            <text:p>3832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13" calcext:value-type="date">
            <text:p>13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25" calcext:value-type="float">
            <text:p>3832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14" calcext:value-type="date">
            <text:p>14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58" calcext:value-type="float">
            <text:p>3835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15" calcext:value-type="date">
            <text:p>15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litary 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60" calcext:value-type="float">
            <text:p>3836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15" calcext:value-type="date">
            <text:p>15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61" calcext:value-type="float">
            <text:p>3836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16" calcext:value-type="date">
            <text:p>16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50" calcext:value-type="float">
            <text:p>3835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17" calcext:value-type="date">
            <text:p>17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8362" calcext:value-type="float">
            <text:p>3836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18" calcext:value-type="date">
            <text:p>18/04/202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65" calcext:value-type="float">
            <text:p>38365</text:p>
          </table:table-cell>
          <table:table-cell table:number-columns-repeated="957"/>
        </table:table-row>
        <table:table-row table:style-name="ro4" table:number-rows-repeated="1041874">
          <table:table-cell table:number-columns-repeated="1024"/>
        </table:table-row>
        <table:table-row table:style-name="ro4" table:number-rows-repeated="5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taData&amp;Notes" table:style-name="ta1">
        <table:table-column table:style-name="co2" table:default-cell-style-name="ce14"/>
        <table:table-column table:style-name="co3" table:number-columns-repeated="63" table:default-cell-style-name="ce14"/>
        <table:table-column table:style-name="co3" table:number-columns-repeated="960" table:default-cell-style-name="ce19"/>
        <table:table-row table:style-name="ro5">
          <table:table-cell table:style-name="ce2" office:value-type="string" calcext:value-type="string">
            <text:p>This dataset contains agency- and open source events published in the Attacks on Health Care News Brief in Ukraine between 01 January 2016 to 26 April 2023. Categorized by country. </text:p>
          </table:table-cell>
          <table:table-cell table:number-columns-repeated="1023"/>
        </table:table-row>
        <table:table-row table:style-name="ro6">
          <table:table-cell table:style-name="ce3" office:value-type="string" calcext:value-type="string">
            <text:p>Citation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7">
          <table:table-cell table:style-name="ce4" office:value-type="string" calcext:value-type="string">
            <text:p>Insecurity Insight. 2023. 2016-2023 Ukraine Attacks on Health Care Incident Data, v. 08 May 2023. Geneva, Switzerland: Insecurity Insight. 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6" office:value-type="string" calcext:value-type="string">
            <text:p>Data Notes</text:p>
          </table:table-cell>
          <table:table-cell table:number-columns-repeated="1023"/>
        </table:table-row>
        <table:table-row table:style-name="ro7">
          <table:table-cell table:style-name="ce7" office:value-type="string" calcext:value-type="string">
            <text:p>Not representative or a comprehensive compilation of all events in which healthcare was affected.</text:p>
            <text:p/>
          </table:table-cell>
          <table:table-cell table:number-columns-repeated="1023"/>
        </table:table-row>
        <table:table-row table:style-name="ro4">
          <table:table-cell table:style-name="ce8" office:value-type="string" calcext:value-type="string">
            <text:p>Data collection is ongoing and data may change as more information is made available. Where the number of health workers, facilities or ambulances affected is unspecified, one is counted.</text:p>
          </table:table-cell>
          <table:table-cell table:number-columns-repeated="1023"/>
        </table:table-row>
        <table:table-row table:style-name="ro4">
          <table:table-cell table:style-name="ce8" office:value-type="string" calcext:value-type="string">
            <text:p>For data supporting the Safeguarding Health in Conflict Coalition (SHCC), please see: https://data.humdata.org/dataset/shcchealthcare-dataset</text:p>
          </table:table-cell>
          <table:table-cell table:number-columns-repeated="1023"/>
        </table:table-row>
        <table:table-row table:style-name="ro6">
          <table:table-cell table:style-name="ce6" office:value-type="string" calcext:value-type="string">
            <text:p>Licen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reative Commons Attribution-ShareAlike (CC BY-SA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6" office:value-type="string" calcext:value-type="string">
            <text:p>Contact 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or all inquiries on the SHCC Dataset, please contact info@insecurityinsight.or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6" office:value-type="string" calcext:value-type="string">
            <text:p>Definitions</text:p>
          </table:table-cell>
          <table:table-cell table:number-columns-repeated="1023"/>
        </table:table-row>
        <table:table-row table:style-name="ro6">
          <table:table-cell table:style-name="ce9" office:value-type="string" calcext:value-type="string">
            <text:p><text:a xlink:href="http://insecurityinsight.org/methodology-and-definitions#section_attacks_on_health_care" xlink:type="simple">Information on definitions and methodologies</text:a></text:p>
          </table:table-cell>
          <table:table-cell table:number-columns-repeated="1023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6:46:08.912997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0:43:55.044435368</meta:creation-date>
    <dc:date>2023-05-15T16:46:54.168865264</dc:date>
    <meta:editing-duration>PT4M25S</meta:editing-duration>
    <meta:editing-cycles>3</meta:editing-cycles>
    <meta:generator>LibreOffice/7.0.4.2$Linux_X86_64 LibreOffice_project/00$Build-2</meta:generator>
    <meta:document-statistic meta:table-count="2" meta:cell-count="60637" meta:object-count="0"/>
  </office:meta>
</office:document-meta>
</file>